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C0C0C0" fo:border-bottom="none" fo:border-left="thin solid #C0C0C0" fo:border-right="none" style:vertical-align="middle" fo:background-color="#C3D69B" style:cell-protect="protected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C0C0C0" fo:border-bottom="none" fo:border-left="none" fo:border-right="none" style:vertical-align="middle" fo:background-color="#C3D69B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middle" fo:background-color="#C3D69B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thin solid #C0C0C0" fo:border-left="none" fo:border-right="none" style:vertical-align="automatic" fo:background-color="#D7E4BD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B4C7DC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#FFE994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background-color="#BF819E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B3CAC7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automatic" fo:background-color="#FFF5CE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#E8F2A1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FFF6D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" style:family="table-cell" style:parent-style-name="Excel_32_Built-in_32_Hyperlink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 style:text-underline-style="none" style:text-underline-type="none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background-color="#C3D69B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3" table:default-cell-style-name="ce1"/>
        <table:table-column table:style-name="co6" table:number-columns-repeated="16366" table:default-cell-style-name="ce1"/>
        <table:table-row table:style-name="ro1">
          <table:table-cell table:style-name="ce2"/>
          <table:table-cell table:number-columns-repeated="4" table:style-name="ce3"/>
          <table:table-cell office:value-type="string" table:number-columns-spanned="3" table:number-rows-spanned="1" table:style-name="ce19">
            <text:p>Passing</text:p>
          </table:table-cell>
          <table:covered-table-cell table:number-columns-repeated="2"/>
          <table:table-cell office:value-type="string" table:number-columns-spanned="2" table:number-rows-spanned="1" table:style-name="ce19">
            <text:p>Rushing</text:p>
          </table:table-cell>
          <table:covered-table-cell/>
          <table:table-cell office:value-type="string" table:number-columns-spanned="3" table:number-rows-spanned="1" table:style-name="ce19">
            <text:p>Receiving</text:p>
          </table:table-cell>
          <table:covered-table-cell table:number-columns-repeated="2"/>
          <table:table-cell office:value-type="string" table:style-name="ce4">
            <text:p>Returns</text:p>
          </table:table-cell>
          <table:table-cell office:value-type="string" table:number-columns-spanned="2" table:number-rows-spanned="1" table:style-name="ce19">
            <text:p>Misc</text:p>
          </table:table-cell>
          <table:covered-table-cell/>
          <table:table-cell office:value-type="string" table:style-name="ce4">
            <text:p>Fumbles</text:p>
          </table:table-cell>
          <table:table-cell office:value-type="string" table:style-name="ce4">
            <text:p>Fantasy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Week</text:p>
          </table:table-cell>
          <table:table-cell office:value-type="string" table:style-name="ce5">
            <text:p>Player</text:p>
          </table:table-cell>
          <table:table-cell office:value-type="string" table:style-name="ce5">
            <text:p>Team</text:p>
          </table:table-cell>
          <table:table-cell office:value-type="string" table:style-name="ce5">
            <text:p>Against</text:p>
          </table:table-cell>
          <table:table-cell office:value-type="string" table:style-name="ce5">
            <office:annotation draw:style-name="a0" svg:x="4.09375in" svg:y="0.0520833333333333in" svg:width="1.08333333333333in" svg:height="0.71875in">
              <dc:creator/>
              <text:p><text:span text:style-name="T1">Click to Filter</text:span></text:p>
            </office:annotation>
            <text:p>Pos</text:p>
          </table:table-cell>
          <table:table-cell office:value-type="string" table:style-name="ce6">
            <text:p>Yds</text:p>
          </table:table-cell>
          <table:table-cell office:value-type="string" table:style-name="ce6">
            <text:p>TD</text:p>
          </table:table-cell>
          <table:table-cell office:value-type="string" table:style-name="ce6">
            <text:p>Int</text:p>
          </table:table-cell>
          <table:table-cell office:value-type="string" table:style-name="ce7">
            <text:p>Yds</text:p>
          </table:table-cell>
          <table:table-cell office:value-type="string" table:style-name="ce7">
            <text:p>TD</text:p>
          </table:table-cell>
          <table:table-cell office:value-type="string" table:style-name="ce8">
            <text:p>Rec</text:p>
          </table:table-cell>
          <table:table-cell office:value-type="string" table:style-name="ce8">
            <text:p>Yds</text:p>
          </table:table-cell>
          <table:table-cell office:value-type="string" table:style-name="ce8">
            <text:p>TD</text:p>
          </table:table-cell>
          <table:table-cell office:value-type="string" table:style-name="ce9">
            <text:p>TD</text:p>
          </table:table-cell>
          <table:table-cell office:value-type="string" table:style-name="ce10">
            <text:p>FumTD</text:p>
          </table:table-cell>
          <table:table-cell office:value-type="string" table:style-name="ce10">
            <text:p>2PT</text:p>
          </table:table-cell>
          <table:table-cell office:value-type="string" table:style-name="ce11">
            <text:p>Lost</text:p>
          </table:table-cell>
          <table:table-cell office:value-type="string" table:style-name="ce12">
            <text:p>Points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red Goff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QB</text:p>
          </table:table-cell>
          <table:table-cell office:value-type="float" office:value="378" table:style-name="ce15">
            <text:p>378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33.22" table:style-name="ce15">
            <text:p>33.2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eno Smith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QB</text:p>
          </table:table-cell>
          <table:table-cell office:value-type="float" office:value="320" table:style-name="ce15">
            <text:p>320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1.7" table:style-name="ce15">
            <text:p>31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ussell Wilson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QB</text:p>
          </table:table-cell>
          <table:table-cell office:value-type="float" office:value="237" table:style-name="ce15">
            <text:p>237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.48" table:style-name="ce15">
            <text:p>27.4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om Brady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QB</text:p>
          </table:table-cell>
          <table:table-cell office:value-type="float" office:value="385" table:style-name="ce15">
            <text:p>385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5.4" table:style-name="ce15">
            <text:p>25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sh Allen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QB</text:p>
          </table:table-cell>
          <table:table-cell office:value-type="float" office:value="213" table:style-name="ce15">
            <text:p>21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.52" table:style-name="ce15">
            <text:p>23.5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Patrick Mahomes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QB</text:p>
          </table:table-cell>
          <table:table-cell office:value-type="float" office:value="249" table:style-name="ce15">
            <text:p>249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.36" table:style-name="ce15">
            <text:p>23.3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yler Murray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QB</text:p>
          </table:table-cell>
          <table:table-cell office:value-type="float" office:value="207" table:style-name="ce15">
            <text:p>207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2.88" table:style-name="ce15">
            <text:p>22.8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niel Jones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1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QB</text:p>
          </table:table-cell>
          <table:table-cell office:value-type="float" office:value="71" table:style-name="ce15">
            <text:p>7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8" table:style-name="ce15">
            <text:p>68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.64" table:style-name="ce15">
            <text:p>21.6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ustin Herbert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1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QB</text:p>
          </table:table-cell>
          <table:table-cell office:value-type="float" office:value="340" table:style-name="ce15">
            <text:p>340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-5" table:style-name="ce15">
            <text:p>-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.1" table:style-name="ce15">
            <text:p>21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e Burrow</text:p>
          </table:table-cell>
          <table:table-cell office:value-type="string" table:style-name="ce15">
            <text:p>CIN</text:p>
          </table:table-cell>
          <table:table-cell office:value-type="string" office:string-value="MIA" table:formula="of:=IFERROR(VLOOKUP(LEFT([.C1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A</text:p>
          </table:table-cell>
          <table:table-cell office:value-type="string" table:style-name="ce15">
            <text:p>QB</text:p>
          </table:table-cell>
          <table:table-cell office:value-type="float" office:value="287" table:style-name="ce15">
            <text:p>287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.079999999999998" table:style-name="ce15">
            <text:p>20.0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Zach Wilson</text:p>
          </table:table-cell>
          <table:table-cell office:value-type="string" table:style-name="ce15">
            <text:p>NYJ</text:p>
          </table:table-cell>
          <table:table-cell office:value-type="string" office:string-value="PIT" table:formula="of:=IFERROR(VLOOKUP(LEFT([.C1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IT</text:p>
          </table:table-cell>
          <table:table-cell office:value-type="string" table:style-name="ce15">
            <text:p>QB</text:p>
          </table:table-cell>
          <table:table-cell office:value-type="float" office:value="252" table:style-name="ce15">
            <text:p>25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.78" table:style-name="ce15">
            <text:p>18.7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tt Ryan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1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QB</text:p>
          </table:table-cell>
          <table:table-cell office:value-type="float" office:value="356" table:style-name="ce15">
            <text:p>356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-4" table:style-name="ce15">
            <text:p>-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7.84" table:style-name="ce15">
            <text:p>17.8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ooper Rush</text:p>
          </table:table-cell>
          <table:table-cell office:value-type="string" table:style-name="ce15">
            <text:p>DAL</text:p>
          </table:table-cell>
          <table:table-cell office:value-type="string" office:string-value="WAS" table:formula="of:=IFERROR(VLOOKUP(LEFT([.C1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WAS</text:p>
          </table:table-cell>
          <table:table-cell office:value-type="string" table:style-name="ce15">
            <text:p>QB</text:p>
          </table:table-cell>
          <table:table-cell office:value-type="float" office:value="223" table:style-name="ce15">
            <text:p>223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62" table:style-name="ce15">
            <text:p>17.6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aron Rodgers</text:p>
          </table:table-cell>
          <table:table-cell office:value-type="string" table:style-name="ce15">
            <text:p>GB</text:p>
          </table:table-cell>
          <table:table-cell office:value-type="string" office:string-value="NE" table:formula="of:=IFERROR(VLOOKUP(LEFT([.C1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E</text:p>
          </table:table-cell>
          <table:table-cell office:value-type="string" table:style-name="ce15">
            <text:p>QB</text:p>
          </table:table-cell>
          <table:table-cell office:value-type="float" office:value="251" table:style-name="ce15">
            <text:p>25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14" table:style-name="ce15">
            <text:p>16.1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len Hurts</text:p>
          </table:table-cell>
          <table:table-cell office:value-type="string" table:style-name="ce15">
            <text:p>PHI</text:p>
          </table:table-cell>
          <table:table-cell office:value-type="string" office:string-value="JAX" table:formula="of:=IFERROR(VLOOKUP(LEFT([.C1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JAX</text:p>
          </table:table-cell>
          <table:table-cell office:value-type="string" table:style-name="ce15">
            <text:p>QB</text:p>
          </table:table-cell>
          <table:table-cell office:value-type="float" office:value="204" table:style-name="ce15">
            <text:p>204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.96" table:style-name="ce15">
            <text:p>15.9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coby Brissett</text:p>
          </table:table-cell>
          <table:table-cell office:value-type="string" table:style-name="ce15">
            <text:p>CLE</text:p>
          </table:table-cell>
          <table:table-cell office:value-type="string" office:string-value="ATL" table:formula="of:=IFERROR(VLOOKUP(LEFT([.C1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TL</text:p>
          </table:table-cell>
          <table:table-cell office:value-type="string" table:style-name="ce15">
            <text:p>QB</text:p>
          </table:table-cell>
          <table:table-cell office:value-type="float" office:value="234" table:style-name="ce15">
            <text:p>234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96" table:style-name="ce15">
            <text:p>14.9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yan Tannehill</text:p>
          </table:table-cell>
          <table:table-cell office:value-type="string" table:style-name="ce15">
            <text:p>TEN</text:p>
          </table:table-cell>
          <table:table-cell office:value-type="string" office:string-value="IND" table:formula="of:=IFERROR(VLOOKUP(LEFT([.C1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IND</text:p>
          </table:table-cell>
          <table:table-cell office:value-type="string" table:style-name="ce15">
            <text:p>QB</text:p>
          </table:table-cell>
          <table:table-cell office:value-type="float" office:value="137" table:style-name="ce15">
            <text:p>137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38" table:style-name="ce15">
            <text:p>14.3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immy Garoppolo</text:p>
          </table:table-cell>
          <table:table-cell office:value-type="string" table:style-name="ce15">
            <text:p>SF</text:p>
          </table:table-cell>
          <table:table-cell office:value-type="string" office:string-value="LA" table:formula="of:=IFERROR(VLOOKUP(LEFT([.C2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</text:p>
          </table:table-cell>
          <table:table-cell office:value-type="string" table:style-name="ce15">
            <text:p>QB</text:p>
          </table:table-cell>
          <table:table-cell office:value-type="float" office:value="239" table:style-name="ce15">
            <text:p>23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86" table:style-name="ce15">
            <text:p>13.8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vis Mills</text:p>
          </table:table-cell>
          <table:table-cell office:value-type="string" table:style-name="ce15">
            <text:p>HOU</text:p>
          </table:table-cell>
          <table:table-cell office:value-type="string" office:string-value="LAC" table:formula="of:=IFERROR(VLOOKUP(LEFT([.C2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C</text:p>
          </table:table-cell>
          <table:table-cell office:value-type="string" table:style-name="ce15">
            <text:p>QB</text:p>
          </table:table-cell>
          <table:table-cell office:value-type="float" office:value="246" table:style-name="ce15">
            <text:p>246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84" table:style-name="ce15">
            <text:p>13.8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ndy Dalton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2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QB</text:p>
          </table:table-cell>
          <table:table-cell office:value-type="float" office:value="236" table:style-name="ce15">
            <text:p>23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3.74" table:style-name="ce15">
            <text:p>13.7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Lamar Jackson</text:p>
          </table:table-cell>
          <table:table-cell office:value-type="string" table:style-name="ce15">
            <text:p>BAL</text:p>
          </table:table-cell>
          <table:table-cell office:value-type="string" office:string-value="BUF" table:formula="of:=IFERROR(VLOOKUP(LEFT([.C2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UF</text:p>
          </table:table-cell>
          <table:table-cell office:value-type="string" table:style-name="ce15">
            <text:p>QB</text:p>
          </table:table-cell>
          <table:table-cell office:value-type="float" office:value="144" table:style-name="ce15">
            <text:p>144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73" table:style-name="ce15">
            <text:p>7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06" table:style-name="ce15">
            <text:p>13.0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irk Cousins</text:p>
          </table:table-cell>
          <table:table-cell office:value-type="string" table:style-name="ce15">
            <text:p>MIN</text:p>
          </table:table-cell>
          <table:table-cell office:value-type="string" office:string-value="NO" table:formula="of:=IFERROR(VLOOKUP(LEFT([.C2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O</text:p>
          </table:table-cell>
          <table:table-cell office:value-type="string" table:style-name="ce15">
            <text:p>QB</text:p>
          </table:table-cell>
          <table:table-cell office:value-type="float" office:value="273" table:style-name="ce15">
            <text:p>27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92" table:style-name="ce15">
            <text:p>12.9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enny Pickett</text:p>
          </table:table-cell>
          <table:table-cell office:value-type="string" table:style-name="ce15">
            <text:p>PIT</text:p>
          </table:table-cell>
          <table:table-cell office:value-type="string" office:string-value="NYJ" table:formula="of:=IFERROR(VLOOKUP(LEFT([.C2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J</text:p>
          </table:table-cell>
          <table:table-cell office:value-type="string" table:style-name="ce15">
            <text:p>QB</text:p>
          </table:table-cell>
          <table:table-cell office:value-type="float" office:value="120" table:style-name="ce15">
            <text:p>120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3" table:style-name="ce15">
            <text:p>12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rek Carr</text:p>
          </table:table-cell>
          <table:table-cell office:value-type="string" table:style-name="ce15">
            <text:p>LV</text:p>
          </table:table-cell>
          <table:table-cell office:value-type="string" office:string-value="DEN" table:formula="of:=IFERROR(VLOOKUP(LEFT([.C2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N</text:p>
          </table:table-cell>
          <table:table-cell office:value-type="string" table:style-name="ce15">
            <text:p>QB</text:p>
          </table:table-cell>
          <table:table-cell office:value-type="float" office:value="188" table:style-name="ce15">
            <text:p>18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0" table:style-name="ce15">
            <text:p>4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52" table:style-name="ce15">
            <text:p>11.5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eddy Bridgewater</text:p>
          </table:table-cell>
          <table:table-cell office:value-type="string" table:style-name="ce15">
            <text:p>MIA</text:p>
          </table:table-cell>
          <table:table-cell office:value-type="string" office:string-value="CIN" table:formula="of:=IFERROR(VLOOKUP(LEFT([.C2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IN</text:p>
          </table:table-cell>
          <table:table-cell office:value-type="string" table:style-name="ce15">
            <text:p>QB</text:p>
          </table:table-cell>
          <table:table-cell office:value-type="float" office:value="193" table:style-name="ce15">
            <text:p>193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82" table:style-name="ce15">
            <text:p>10.8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ustin Fields</text:p>
          </table:table-cell>
          <table:table-cell office:value-type="string" table:style-name="ce15">
            <text:p>CHI</text:p>
          </table:table-cell>
          <table:table-cell office:value-type="string" office:string-value="NYG" table:formula="of:=IFERROR(VLOOKUP(LEFT([.C2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G</text:p>
          </table:table-cell>
          <table:table-cell office:value-type="string" table:style-name="ce15">
            <text:p>QB</text:p>
          </table:table-cell>
          <table:table-cell office:value-type="float" office:value="174" table:style-name="ce15">
            <text:p>17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2" table:style-name="ce15">
            <text:p>5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.16" table:style-name="ce15">
            <text:p>10.1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arson Wentz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2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QB</text:p>
          </table:table-cell>
          <table:table-cell office:value-type="float" office:value="170" table:style-name="ce15">
            <text:p>170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3" table:style-name="ce15">
            <text:p>7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tthew Stafford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3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QB</text:p>
          </table:table-cell>
          <table:table-cell office:value-type="float" office:value="254" table:style-name="ce15">
            <text:p>254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.76" table:style-name="ce15">
            <text:p>6.7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ailey Zappe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3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QB</text:p>
          </table:table-cell>
          <table:table-cell office:value-type="float" office:value="99" table:style-name="ce15">
            <text:p>9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.96" table:style-name="ce15">
            <text:p>5.9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aker Mayfield</text:p>
          </table:table-cell>
          <table:table-cell office:value-type="string" table:style-name="ce15">
            <text:p>CAR</text:p>
          </table:table-cell>
          <table:table-cell office:value-type="string" office:string-value="ARI" table:formula="of:=IFERROR(VLOOKUP(LEFT([.C3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RI</text:p>
          </table:table-cell>
          <table:table-cell office:value-type="string" table:style-name="ce15">
            <text:p>QB</text:p>
          </table:table-cell>
          <table:table-cell office:value-type="float" office:value="197" table:style-name="ce15">
            <text:p>197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.88" table:style-name="ce15">
            <text:p>5.8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evor Lawrence</text:p>
          </table:table-cell>
          <table:table-cell office:value-type="string" table:style-name="ce15">
            <text:p>JAX</text:p>
          </table:table-cell>
          <table:table-cell office:value-type="string" office:string-value="PHI" table:formula="of:=IFERROR(VLOOKUP(LEFT([.C3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HI</text:p>
          </table:table-cell>
          <table:table-cell office:value-type="string" table:style-name="ce15">
            <text:p>QB</text:p>
          </table:table-cell>
          <table:table-cell office:value-type="float" office:value="174" table:style-name="ce15">
            <text:p>174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5.66" table:style-name="ce15">
            <text:p>5.6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rcus Mariota</text:p>
          </table:table-cell>
          <table:table-cell office:value-type="string" table:style-name="ce15">
            <text:p>ATL</text:p>
          </table:table-cell>
          <table:table-cell office:value-type="string" office:string-value="CLE" table:formula="of:=IFERROR(VLOOKUP(LEFT([.C3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LE</text:p>
          </table:table-cell>
          <table:table-cell office:value-type="string" table:style-name="ce15">
            <text:p>QB</text:p>
          </table:table-cell>
          <table:table-cell office:value-type="float" office:value="139" table:style-name="ce15">
            <text:p>139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86" table:style-name="ce15">
            <text:p>3.8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ua Tagovailoa</text:p>
          </table:table-cell>
          <table:table-cell office:value-type="string" table:style-name="ce15">
            <text:p>MIA</text:p>
          </table:table-cell>
          <table:table-cell office:value-type="string" office:string-value="CIN" table:formula="of:=IFERROR(VLOOKUP(LEFT([.C3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IN</text:p>
          </table:table-cell>
          <table:table-cell office:value-type="string" table:style-name="ce15">
            <text:p>QB</text:p>
          </table:table-cell>
          <table:table-cell office:value-type="float" office:value="110" table:style-name="ce15">
            <text:p>110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4" table:style-name="ce15">
            <text:p>2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rian Hoyer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3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QB</text:p>
          </table:table-cell>
          <table:table-cell office:value-type="float" office:value="37" table:style-name="ce15">
            <text:p>3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48" table:style-name="ce15">
            <text:p>1.4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tchell Trubisky</text:p>
          </table:table-cell>
          <table:table-cell office:value-type="string" table:style-name="ce15">
            <text:p>PIT</text:p>
          </table:table-cell>
          <table:table-cell office:value-type="string" office:string-value="NYJ" table:formula="of:=IFERROR(VLOOKUP(LEFT([.C3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J</text:p>
          </table:table-cell>
          <table:table-cell office:value-type="string" table:style-name="ce15">
            <text:p>QB</text:p>
          </table:table-cell>
          <table:table-cell office:value-type="float" office:value="84" table:style-name="ce15">
            <text:p>84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46" table:style-name="ce15">
            <text:p>1.4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yrod Taylor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3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QB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44" table:style-name="ce15">
            <text:p>1.4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ustin Ekeler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3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0" table:style-name="ce15">
            <text:p>60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4.9" table:style-name="ce15">
            <text:p>34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sh Jacobs</text:p>
          </table:table-cell>
          <table:table-cell office:value-type="string" table:style-name="ce15">
            <text:p>LV</text:p>
          </table:table-cell>
          <table:table-cell office:value-type="string" office:string-value="DEN" table:formula="of:=IFERROR(VLOOKUP(LEFT([.C4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4" table:style-name="ce15">
            <text:p>144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4.5" table:style-name="ce15">
            <text:p>34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les Sanders</text:p>
          </table:table-cell>
          <table:table-cell office:value-type="string" table:style-name="ce15">
            <text:p>PHI</text:p>
          </table:table-cell>
          <table:table-cell office:value-type="string" office:string-value="JAX" table:formula="of:=IFERROR(VLOOKUP(LEFT([.C4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JAX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4" table:style-name="ce15">
            <text:p>13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9.6" table:style-name="ce15">
            <text:p>29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ashaad Penny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4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1" table:style-name="ce15">
            <text:p>15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8.7" table:style-name="ce15">
            <text:p>28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meon Pierce</text:p>
          </table:table-cell>
          <table:table-cell office:value-type="string" table:style-name="ce15">
            <text:p>HOU</text:p>
          </table:table-cell>
          <table:table-cell office:value-type="string" office:string-value="LAC" table:formula="of:=IFERROR(VLOOKUP(LEFT([.C4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C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1" table:style-name="ce15">
            <text:p>131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5.9" table:style-name="ce15">
            <text:p>25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ristian McCaffrey</text:p>
          </table:table-cell>
          <table:table-cell office:value-type="string" table:style-name="ce15">
            <text:p>CAR</text:p>
          </table:table-cell>
          <table:table-cell office:value-type="string" office:string-value="ARI" table:formula="of:=IFERROR(VLOOKUP(LEFT([.C4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R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float" office:value="81" table:style-name="ce15">
            <text:p>8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5.8" table:style-name="ce15">
            <text:p>25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maal Williams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4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8" table:style-name="ce15">
            <text:p>108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.9" table:style-name="ce15">
            <text:p>23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rrick Henry</text:p>
          </table:table-cell>
          <table:table-cell office:value-type="string" table:style-name="ce15">
            <text:p>TEN</text:p>
          </table:table-cell>
          <table:table-cell office:value-type="string" office:string-value="IND" table:formula="of:=IFERROR(VLOOKUP(LEFT([.C4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IND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4" table:style-name="ce15">
            <text:p>114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.7" table:style-name="ce15">
            <text:p>23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lyde Edwards-Helaire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4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2" table:style-name="ce15">
            <text:p>9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2.4" table:style-name="ce15">
            <text:p>22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.K. Dobbins</text:p>
          </table:table-cell>
          <table:table-cell office:value-type="string" table:style-name="ce15">
            <text:p>BAL</text:p>
          </table:table-cell>
          <table:table-cell office:value-type="string" office:string-value="BUF" table:formula="of:=IFERROR(VLOOKUP(LEFT([.C4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U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2.3" table:style-name="ce15">
            <text:p>22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ick Chubb</text:p>
          </table:table-cell>
          <table:table-cell office:value-type="string" table:style-name="ce15">
            <text:p>CLE</text:p>
          </table:table-cell>
          <table:table-cell office:value-type="string" office:string-value="ATL" table:formula="of:=IFERROR(VLOOKUP(LEFT([.C4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T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8" table:style-name="ce15">
            <text:p>118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.7" table:style-name="ce15">
            <text:p>20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Leonard Fournette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5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3" table:style-name="ce15">
            <text:p>-3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.399999999999999" table:style-name="ce15">
            <text:p>18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Saquon Barkley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5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6" table:style-name="ce15">
            <text:p>146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.2" table:style-name="ce15">
            <text:p>18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e Mixon</text:p>
          </table:table-cell>
          <table:table-cell office:value-type="string" table:style-name="ce15">
            <text:p>CIN</text:p>
          </table:table-cell>
          <table:table-cell office:value-type="string" office:string-value="MIA" table:formula="of:=IFERROR(VLOOKUP(LEFT([.C5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399999999999999" table:style-name="ce15">
            <text:p>17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reece Hall</text:p>
          </table:table-cell>
          <table:table-cell office:value-type="string" table:style-name="ce15">
            <text:p>NYJ</text:p>
          </table:table-cell>
          <table:table-cell office:value-type="string" office:string-value="PIT" table:formula="of:=IFERROR(VLOOKUP(LEFT([.C5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IT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6" table:style-name="ce15">
            <text:p>66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.8" table:style-name="ce15">
            <text:p>15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mien Harris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5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6" table:style-name="ce15">
            <text:p>8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-2" table:style-name="ce15">
            <text:p>-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.4" table:style-name="ce15">
            <text:p>15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ex Burkhead</text:p>
          </table:table-cell>
          <table:table-cell office:value-type="string" table:style-name="ce15">
            <text:p>HOU</text:p>
          </table:table-cell>
          <table:table-cell office:value-type="string" office:string-value="LAC" table:formula="of:=IFERROR(VLOOKUP(LEFT([.C5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C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9" table:style-name="ce15">
            <text:p>14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achaad White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5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50" table:style-name="ce15">
            <text:p>5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4.6" table:style-name="ce15">
            <text:p>14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aron Jones</text:p>
          </table:table-cell>
          <table:table-cell office:value-type="string" table:style-name="ce15">
            <text:p>GB</text:p>
          </table:table-cell>
          <table:table-cell office:value-type="string" office:string-value="NE" table:formula="of:=IFERROR(VLOOKUP(LEFT([.C5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0" table:style-name="ce15">
            <text:p>110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5" table:style-name="ce15">
            <text:p>14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Latavius Murray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5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5" table:style-name="ce15">
            <text:p>13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eff Wilson</text:p>
          </table:table-cell>
          <table:table-cell office:value-type="string" table:style-name="ce15">
            <text:p>SF</text:p>
          </table:table-cell>
          <table:table-cell office:value-type="string" office:string-value="LA" table:formula="of:=IFERROR(VLOOKUP(LEFT([.C5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4" table:style-name="ce15">
            <text:p>13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hamondre Stevenson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6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6" table:style-name="ce15">
            <text:p>66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9" table:style-name="ce15">
            <text:p>12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aleb Huntley</text:p>
          </table:table-cell>
          <table:table-cell office:value-type="string" table:style-name="ce15">
            <text:p>ATL</text:p>
          </table:table-cell>
          <table:table-cell office:value-type="string" office:string-value="CLE" table:formula="of:=IFERROR(VLOOKUP(LEFT([.C6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L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6" table:style-name="ce15">
            <text:p>56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6" table:style-name="ce15">
            <text:p>11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vin Singletary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6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47" table:style-name="ce15">
            <text:p>4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1.6" table:style-name="ce15">
            <text:p>11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yler Allgeier</text:p>
          </table:table-cell>
          <table:table-cell office:value-type="string" table:style-name="ce15">
            <text:p>ATL</text:p>
          </table:table-cell>
          <table:table-cell office:value-type="string" office:string-value="CLE" table:formula="of:=IFERROR(VLOOKUP(LEFT([.C6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L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4" table:style-name="ce15">
            <text:p>84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4" table:style-name="ce15">
            <text:p>11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halil Herbert</text:p>
          </table:table-cell>
          <table:table-cell office:value-type="string" table:style-name="ce15">
            <text:p>CHI</text:p>
          </table:table-cell>
          <table:table-cell office:value-type="string" office:string-value="NYG" table:formula="of:=IFERROR(VLOOKUP(LEFT([.C6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G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7" table:style-name="ce15">
            <text:p>77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1" table:style-name="ce15">
            <text:p>11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mes Conner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6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5" table:style-name="ce15">
            <text:p>55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7" table:style-name="ce15">
            <text:p>10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lvin Cook</text:p>
          </table:table-cell>
          <table:table-cell office:value-type="string" table:style-name="ce15">
            <text:p>MIN</text:p>
          </table:table-cell>
          <table:table-cell office:value-type="string" office:string-value="NO" table:formula="of:=IFERROR(VLOOKUP(LEFT([.C6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O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6" table:style-name="ce15">
            <text:p>76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6" table:style-name="ce15">
            <text:p>10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Ezekiel Elliott</text:p>
          </table:table-cell>
          <table:table-cell office:value-type="string" table:style-name="ce15">
            <text:p>DAL</text:p>
          </table:table-cell>
          <table:table-cell office:value-type="string" office:string-value="WAS" table:formula="of:=IFERROR(VLOOKUP(LEFT([.C6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WAS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1" table:style-name="ce15">
            <text:p>10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aheem Mostert</text:p>
          </table:table-cell>
          <table:table-cell office:value-type="string" table:style-name="ce15">
            <text:p>MIA</text:p>
          </table:table-cell>
          <table:table-cell office:value-type="string" office:string-value="CIN" table:formula="of:=IFERROR(VLOOKUP(LEFT([.C6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I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9" table:style-name="ce15">
            <text:p>69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1" table:style-name="ce15">
            <text:p>10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ase Edmonds</text:p>
          </table:table-cell>
          <table:table-cell office:value-type="string" table:style-name="ce15">
            <text:p>MIA</text:p>
          </table:table-cell>
          <table:table-cell office:value-type="string" office:string-value="CIN" table:formula="of:=IFERROR(VLOOKUP(LEFT([.C6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I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ordarrelle Patterson</text:p>
          </table:table-cell>
          <table:table-cell office:value-type="string" table:style-name="ce15">
            <text:p>ATL</text:p>
          </table:table-cell>
          <table:table-cell office:value-type="string" office:string-value="CLE" table:formula="of:=IFERROR(VLOOKUP(LEFT([.C7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L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8000000000000007" table:style-name="ce15">
            <text:p>9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J Dillon</text:p>
          </table:table-cell>
          <table:table-cell office:value-type="string" table:style-name="ce15">
            <text:p>GB</text:p>
          </table:table-cell>
          <table:table-cell office:value-type="string" office:string-value="NE" table:formula="of:=IFERROR(VLOOKUP(LEFT([.C7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E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3" table:style-name="ce15">
            <text:p>73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4" table:style-name="ce15">
            <text:p>9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ntonio Gibson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7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3000000000000007" table:style-name="ce15">
            <text:p>9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areem Hunt</text:p>
          </table:table-cell>
          <table:table-cell office:value-type="string" table:style-name="ce15">
            <text:p>CLE</text:p>
          </table:table-cell>
          <table:table-cell office:value-type="string" office:string-value="ATL" table:formula="of:=IFERROR(VLOOKUP(LEFT([.C7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T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8000000000000007" table:style-name="ce15">
            <text:p>8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lexander Mattison</text:p>
          </table:table-cell>
          <table:table-cell office:value-type="string" table:style-name="ce15">
            <text:p>MIN</text:p>
          </table:table-cell>
          <table:table-cell office:value-type="string" office:string-value="NO" table:formula="of:=IFERROR(VLOOKUP(LEFT([.C7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O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8000000000000007" table:style-name="ce15">
            <text:p>8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enneth Gainwell</text:p>
          </table:table-cell>
          <table:table-cell office:value-type="string" table:style-name="ce15">
            <text:p>PHI</text:p>
          </table:table-cell>
          <table:table-cell office:value-type="string" office:string-value="JAX" table:formula="of:=IFERROR(VLOOKUP(LEFT([.C7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JAX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-2" table:style-name="ce15">
            <text:p>-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6999999999999993" table:style-name="ce15">
            <text:p>8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ustin Jackson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7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6999999999999993" table:style-name="ce15">
            <text:p>8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.D. McKissic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7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0" table:style-name="ce15">
            <text:p>40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6" table:style-name="ce15">
            <text:p>8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ustice Hill</text:p>
          </table:table-cell>
          <table:table-cell office:value-type="string" table:style-name="ce15">
            <text:p>BAL</text:p>
          </table:table-cell>
          <table:table-cell office:value-type="string" office:string-value="BUF" table:formula="of:=IFERROR(VLOOKUP(LEFT([.C7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U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5" table:style-name="ce15">
            <text:p>45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7" table:style-name="ce15">
            <text:p>7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ajee Harris</text:p>
          </table:table-cell>
          <table:table-cell office:value-type="string" table:style-name="ce15">
            <text:p>PIT</text:p>
          </table:table-cell>
          <table:table-cell office:value-type="string" office:string-value="NYJ" table:formula="of:=IFERROR(VLOOKUP(LEFT([.C7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J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4" table:style-name="ce15">
            <text:p>7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4" table:style-name="ce15">
            <text:p>7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rk Ingram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8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3" table:style-name="ce15">
            <text:p>7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rrell Henderson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8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9" table:style-name="ce15">
            <text:p>6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Isiah Pacheco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8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3" table:style-name="ce15">
            <text:p>6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3" table:style-name="ce15">
            <text:p>6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ontrell Hilliard</text:p>
          </table:table-cell>
          <table:table-cell office:value-type="string" table:style-name="ce15">
            <text:p>TEN</text:p>
          </table:table-cell>
          <table:table-cell office:value-type="string" office:string-value="IND" table:formula="of:=IFERROR(VLOOKUP(LEFT([.C8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IND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8" table:style-name="ce15">
            <text:p>5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Sony Michel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8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7" table:style-name="ce15">
            <text:p>5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Eno Benjamin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8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6" table:style-name="ce15">
            <text:p>36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5" table:style-name="ce15">
            <text:p>5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yle Juszczyk</text:p>
          </table:table-cell>
          <table:table-cell office:value-type="string" table:style-name="ce15">
            <text:p>SF</text:p>
          </table:table-cell>
          <table:table-cell office:value-type="string" office:string-value="LA" table:formula="of:=IFERROR(VLOOKUP(LEFT([.C8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4" table:style-name="ce15">
            <text:p>5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raig Reynolds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8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0" table:style-name="ce15">
            <text:p>30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2" table:style-name="ce15">
            <text:p>5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Patrick Ricard</text:p>
          </table:table-cell>
          <table:table-cell office:value-type="string" table:style-name="ce15">
            <text:p>BAL</text:p>
          </table:table-cell>
          <table:table-cell office:value-type="string" office:string-value="BUF" table:formula="of:=IFERROR(VLOOKUP(LEFT([.C8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U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chael Carter</text:p>
          </table:table-cell>
          <table:table-cell office:value-type="string" table:style-name="ce15">
            <text:p>NYJ</text:p>
          </table:table-cell>
          <table:table-cell office:value-type="string" office:string-value="PIT" table:formula="of:=IFERROR(VLOOKUP(LEFT([.C8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IT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9000000000000004" table:style-name="ce15">
            <text:p>4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nathan Williams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9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8" table:style-name="ce15">
            <text:p>4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8" table:style-name="ce15">
            <text:p>4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Mycal Hasty</text:p>
          </table:table-cell>
          <table:table-cell office:value-type="string" table:style-name="ce15">
            <text:p>JAX</text:p>
          </table:table-cell>
          <table:table-cell office:value-type="string" office:string-value="PHI" table:formula="of:=IFERROR(VLOOKUP(LEFT([.C9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2" table:style-name="ce15">
            <text:p>4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ke Boone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9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9" table:style-name="ce15">
            <text:p>3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vonte Williams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9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8" table:style-name="ce15">
            <text:p>28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7" table:style-name="ce15">
            <text:p>3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enneth Walker III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9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5" table:style-name="ce15">
            <text:p>-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4" table:style-name="ce15">
            <text:p>3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nathan Taylor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9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.3" table:style-name="ce15">
            <text:p>3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avis Etienne</text:p>
          </table:table-cell>
          <table:table-cell office:value-type="string" table:style-name="ce15">
            <text:p>JAX</text:p>
          </table:table-cell>
          <table:table-cell office:value-type="string" office:string-value="PHI" table:formula="of:=IFERROR(VLOOKUP(LEFT([.C9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2" table:style-name="ce15">
            <text:p>3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ylen Warren</text:p>
          </table:table-cell>
          <table:table-cell office:value-type="string" table:style-name="ce15">
            <text:p>PIT</text:p>
          </table:table-cell>
          <table:table-cell office:value-type="string" office:string-value="NYJ" table:formula="of:=IFERROR(VLOOKUP(LEFT([.C9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J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2" table:style-name="ce15">
            <text:p>3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mes Robinson</text:p>
          </table:table-cell>
          <table:table-cell office:value-type="string" table:style-name="ce15">
            <text:p>JAX</text:p>
          </table:table-cell>
          <table:table-cell office:value-type="string" office:string-value="PHI" table:formula="of:=IFERROR(VLOOKUP(LEFT([.C9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9" table:style-name="ce15">
            <text:p>2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estan Ebner</text:p>
          </table:table-cell>
          <table:table-cell office:value-type="string" table:style-name="ce15">
            <text:p>CHI</text:p>
          </table:table-cell>
          <table:table-cell office:value-type="string" office:string-value="NYG" table:formula="of:=IFERROR(VLOOKUP(LEFT([.C9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G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.8" table:style-name="ce15">
            <text:p>2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Zamir White</text:p>
          </table:table-cell>
          <table:table-cell office:value-type="string" table:style-name="ce15">
            <text:p>LV</text:p>
          </table:table-cell>
          <table:table-cell office:value-type="string" office:string-value="DEN" table:formula="of:=IFERROR(VLOOKUP(LEFT([.C10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4" table:style-name="ce15">
            <text:p>2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yheim Hines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10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2999999999999998" table:style-name="ce15">
            <text:p>2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ey Sermon</text:p>
          </table:table-cell>
          <table:table-cell office:value-type="string" table:style-name="ce15">
            <text:p>PHI</text:p>
          </table:table-cell>
          <table:table-cell office:value-type="string" office:string-value="JAX" table:formula="of:=IFERROR(VLOOKUP(LEFT([.C10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JAX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9" table:style-name="ce15">
            <text:p>1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rrel Williams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10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9" table:style-name="ce15">
            <text:p>1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tt Breida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10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8" table:style-name="ce15">
            <text:p>1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ony Pollard</text:p>
          </table:table-cell>
          <table:table-cell office:value-type="string" table:style-name="ce15">
            <text:p>DAL</text:p>
          </table:table-cell>
          <table:table-cell office:value-type="string" office:string-value="WAS" table:formula="of:=IFERROR(VLOOKUP(LEFT([.C10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WAS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8" table:style-name="ce15">
            <text:p>1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shua Kelley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10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5" table:style-name="ce15">
            <text:p>1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am Akers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10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3" table:style-name="ce15">
            <text:p>1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erick McKinnon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10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randon Bolden</text:p>
          </table:table-cell>
          <table:table-cell office:value-type="string" table:style-name="ce15">
            <text:p>LV</text:p>
          </table:table-cell>
          <table:table-cell office:value-type="string" office:string-value="DEN" table:formula="of:=IFERROR(VLOOKUP(LEFT([.C10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N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9" table:style-name="ce15">
            <text:p>0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Zack Moss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11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6" table:style-name="ce15">
            <text:p>0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'Onta Foreman</text:p>
          </table:table-cell>
          <table:table-cell office:value-type="string" table:style-name="ce15">
            <text:p>CAR</text:p>
          </table:table-cell>
          <table:table-cell office:value-type="string" office:string-value="ARI" table:formula="of:=IFERROR(VLOOKUP(LEFT([.C11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RI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2" table:style-name="ce15">
            <text:p>0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elvin Gordon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11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RB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1.2" table:style-name="ce15">
            <text:p>-1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ustin Jefferson</text:p>
          </table:table-cell>
          <table:table-cell office:value-type="string" table:style-name="ce15">
            <text:p>MIN</text:p>
          </table:table-cell>
          <table:table-cell office:value-type="string" office:string-value="NO" table:formula="of:=IFERROR(VLOOKUP(LEFT([.C11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O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147" table:style-name="ce15">
            <text:p>14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1" table:style-name="ce15">
            <text:p>3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ke Evans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11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float" office:value="103" table:style-name="ce15">
            <text:p>103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0.3" table:style-name="ce15">
            <text:p>30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ooper Kupp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11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" table:style-name="ce15">
            <text:p>14</text:p>
          </table:table-cell>
          <table:table-cell office:value-type="float" office:value="122" table:style-name="ce15">
            <text:p>1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6.2" table:style-name="ce15">
            <text:p>26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yreek Hill</text:p>
          </table:table-cell>
          <table:table-cell office:value-type="string" table:style-name="ce15">
            <text:p>MIA</text:p>
          </table:table-cell>
          <table:table-cell office:value-type="string" office:string-value="CIN" table:formula="of:=IFERROR(VLOOKUP(LEFT([.C11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office:value-type="float" office:value="160" table:style-name="ce15">
            <text:p>1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5.9" table:style-name="ce15">
            <text:p>25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ee Higgins</text:p>
          </table:table-cell>
          <table:table-cell office:value-type="string" table:style-name="ce15">
            <text:p>CIN</text:p>
          </table:table-cell>
          <table:table-cell office:value-type="string" office:string-value="MIA" table:formula="of:=IFERROR(VLOOKUP(LEFT([.C11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124" table:style-name="ce15">
            <text:p>12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5.4" table:style-name="ce15">
            <text:p>25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ebo Samuel</text:p>
          </table:table-cell>
          <table:table-cell office:value-type="string" table:style-name="ce15">
            <text:p>SF</text:p>
          </table:table-cell>
          <table:table-cell office:value-type="string" office:string-value="LA" table:formula="of:=IFERROR(VLOOKUP(LEFT([.C11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115" table:style-name="ce15">
            <text:p>115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.7" table:style-name="ce15">
            <text:p>23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K Metcalf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11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149" table:style-name="ce15">
            <text:p>14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.9" table:style-name="ce15">
            <text:p>21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eeDee Lamb</text:p>
          </table:table-cell>
          <table:table-cell office:value-type="string" table:style-name="ce15">
            <text:p>DAL</text:p>
          </table:table-cell>
          <table:table-cell office:value-type="string" office:string-value="WAS" table:formula="of:=IFERROR(VLOOKUP(LEFT([.C12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WAS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97" table:style-name="ce15">
            <text:p>97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.7" table:style-name="ce15">
            <text:p>21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sh Reynolds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12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81" table:style-name="ce15">
            <text:p>8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.1" table:style-name="ce15">
            <text:p>21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mal Agnew</text:p>
          </table:table-cell>
          <table:table-cell office:value-type="string" table:style-name="ce15">
            <text:p>JAX</text:p>
          </table:table-cell>
          <table:table-cell office:value-type="string" office:string-value="PHI" table:formula="of:=IFERROR(VLOOKUP(LEFT([.C12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50" table:style-name="ce15">
            <text:p>50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" table:style-name="ce15">
            <text:p>2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rquise Brown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12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88" table:style-name="ce15">
            <text:p>8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.8" table:style-name="ce15">
            <text:p>20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vante Adams</text:p>
          </table:table-cell>
          <table:table-cell office:value-type="string" table:style-name="ce15">
            <text:p>LV</text:p>
          </table:table-cell>
          <table:table-cell office:value-type="string" office:string-value="DEN" table:formula="of:=IFERROR(VLOOKUP(LEFT([.C12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float" office:value="101" table:style-name="ce15">
            <text:p>10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.5" table:style-name="ce15">
            <text:p>19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ke Williams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12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120" table:style-name="ce15">
            <text:p>12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9" table:style-name="ce15">
            <text:p>1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randin Cooks</text:p>
          </table:table-cell>
          <table:table-cell office:value-type="string" table:style-name="ce15">
            <text:p>HOU</text:p>
          </table:table-cell>
          <table:table-cell office:value-type="string" office:string-value="LAC" table:formula="of:=IFERROR(VLOOKUP(LEFT([.C12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57" table:style-name="ce15">
            <text:p>57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.7" table:style-name="ce15">
            <text:p>18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orey Davis</text:p>
          </table:table-cell>
          <table:table-cell office:value-type="string" table:style-name="ce15">
            <text:p>NYJ</text:p>
          </table:table-cell>
          <table:table-cell office:value-type="string" office:string-value="PIT" table:formula="of:=IFERROR(VLOOKUP(LEFT([.C12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I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74" table:style-name="ce15">
            <text:p>7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.399999999999999" table:style-name="ce15">
            <text:p>18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llen Lazard</text:p>
          </table:table-cell>
          <table:table-cell office:value-type="string" table:style-name="ce15">
            <text:p>GB</text:p>
          </table:table-cell>
          <table:table-cell office:value-type="string" office:string-value="NE" table:formula="of:=IFERROR(VLOOKUP(LEFT([.C12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116" table:style-name="ce15">
            <text:p>1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600000000000001" table:style-name="ce15">
            <text:p>17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ris Olave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12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67" table:style-name="ce15">
            <text:p>67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7" table:style-name="ce15">
            <text:p>16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eorge Pickens</text:p>
          </table:table-cell>
          <table:table-cell office:value-type="string" table:style-name="ce15">
            <text:p>PIT</text:p>
          </table:table-cell>
          <table:table-cell office:value-type="string" office:string-value="NYJ" table:formula="of:=IFERROR(VLOOKUP(LEFT([.C13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J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102" table:style-name="ce15">
            <text:p>10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2" table:style-name="ce15">
            <text:p>16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ourtland Sutton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13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52" table:style-name="ce15">
            <text:p>5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2" table:style-name="ce15">
            <text:p>16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erry Jeudy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13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53" table:style-name="ce15">
            <text:p>5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.3" table:style-name="ce15">
            <text:p>15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dam Thielen</text:p>
          </table:table-cell>
          <table:table-cell office:value-type="string" table:style-name="ce15">
            <text:p>MIN</text:p>
          </table:table-cell>
          <table:table-cell office:value-type="string" office:string-value="NO" table:formula="of:=IFERROR(VLOOKUP(LEFT([.C13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O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float" office:value="72" table:style-name="ce15">
            <text:p>7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.2" table:style-name="ce15">
            <text:p>15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.J. Brown</text:p>
          </table:table-cell>
          <table:table-cell office:value-type="string" table:style-name="ce15">
            <text:p>PHI</text:p>
          </table:table-cell>
          <table:table-cell office:value-type="string" office:string-value="JAX" table:formula="of:=IFERROR(VLOOKUP(LEFT([.C13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JAX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95" table:style-name="ce15">
            <text:p>9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.5" table:style-name="ce15">
            <text:p>14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omeo Doubs</text:p>
          </table:table-cell>
          <table:table-cell office:value-type="string" table:style-name="ce15">
            <text:p>GB</text:p>
          </table:table-cell>
          <table:table-cell office:value-type="string" office:string-value="NE" table:formula="of:=IFERROR(VLOOKUP(LEFT([.C13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3.7" table:style-name="ce15">
            <text:p>13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rnell Mooney</text:p>
          </table:table-cell>
          <table:table-cell office:value-type="string" table:style-name="ce15">
            <text:p>CHI</text:p>
          </table:table-cell>
          <table:table-cell office:value-type="string" office:string-value="NYG" table:formula="of:=IFERROR(VLOOKUP(LEFT([.C13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G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94" table:style-name="ce15">
            <text:p>9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4" table:style-name="ce15">
            <text:p>13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han Dotson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13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3" table:style-name="ce15">
            <text:p>13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yler Lockett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13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91" table:style-name="ce15">
            <text:p>9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3.1" table:style-name="ce15">
            <text:p>13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obert Woods</text:p>
          </table:table-cell>
          <table:table-cell office:value-type="string" table:style-name="ce15">
            <text:p>TEN</text:p>
          </table:table-cell>
          <table:table-cell office:value-type="string" office:string-value="IND" table:formula="of:=IFERROR(VLOOKUP(LEFT([.C13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IND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" table:style-name="ce15">
            <text:p>1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ris Godwin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14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59" table:style-name="ce15">
            <text:p>5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9" table:style-name="ce15">
            <text:p>12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'Marr Chase</text:p>
          </table:table-cell>
          <table:table-cell office:value-type="string" table:style-name="ce15">
            <text:p>CIN</text:p>
          </table:table-cell>
          <table:table-cell office:value-type="string" office:string-value="MIA" table:formula="of:=IFERROR(VLOOKUP(LEFT([.C14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81" table:style-name="ce15">
            <text:p>8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1" table:style-name="ce15">
            <text:p>12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Isaiah McKenzie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14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1" table:style-name="ce15">
            <text:p>12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.J. Moore</text:p>
          </table:table-cell>
          <table:table-cell office:value-type="string" table:style-name="ce15">
            <text:p>CAR</text:p>
          </table:table-cell>
          <table:table-cell office:value-type="string" office:string-value="ARI" table:formula="of:=IFERROR(VLOOKUP(LEFT([.C14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R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50" table:style-name="ce15">
            <text:p>5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1" table:style-name="ce15">
            <text:p>12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onovan Peoples-Jones</text:p>
          </table:table-cell>
          <table:table-cell office:value-type="string" table:style-name="ce15">
            <text:p>CLE</text:p>
          </table:table-cell>
          <table:table-cell office:value-type="string" office:string-value="ATL" table:formula="of:=IFERROR(VLOOKUP(LEFT([.C14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T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71" table:style-name="ce15">
            <text:p>7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1" table:style-name="ce15">
            <text:p>12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lec Pierce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14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80" table:style-name="ce15">
            <text:p>8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" table:style-name="ce15">
            <text:p>1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ico Collins</text:p>
          </table:table-cell>
          <table:table-cell office:value-type="string" table:style-name="ce15">
            <text:p>HOU</text:p>
          </table:table-cell>
          <table:table-cell office:value-type="string" office:string-value="LAC" table:formula="of:=IFERROR(VLOOKUP(LEFT([.C14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82" table:style-name="ce15">
            <text:p>8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2" table:style-name="ce15">
            <text:p>11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chael Gallup</text:p>
          </table:table-cell>
          <table:table-cell office:value-type="string" table:style-name="ce15">
            <text:p>DAL</text:p>
          </table:table-cell>
          <table:table-cell office:value-type="string" office:string-value="WAS" table:formula="of:=IFERROR(VLOOKUP(LEFT([.C14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WAS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4" table:style-name="ce15">
            <text:p>10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Vante Parker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14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4" table:style-name="ce15">
            <text:p>10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Stefon Diggs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14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62" table:style-name="ce15">
            <text:p>6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199999999999999" table:style-name="ce15">
            <text:p>10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uJu Smith-Schuster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15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46" table:style-name="ce15">
            <text:p>4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6" table:style-name="ce15">
            <text:p>9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ent Sherfield</text:p>
          </table:table-cell>
          <table:table-cell office:value-type="string" table:style-name="ce15">
            <text:p>MIA</text:p>
          </table:table-cell>
          <table:table-cell office:value-type="string" office:string-value="CIN" table:formula="of:=IFERROR(VLOOKUP(LEFT([.C15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55" table:style-name="ce15">
            <text:p>5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5" table:style-name="ce15">
            <text:p>9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rquez Valdes-Scantling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15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63" table:style-name="ce15">
            <text:p>6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3000000000000007" table:style-name="ce15">
            <text:p>9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ristian Watson</text:p>
          </table:table-cell>
          <table:table-cell office:value-type="string" table:style-name="ce15">
            <text:p>GB</text:p>
          </table:table-cell>
          <table:table-cell office:value-type="string" office:string-value="NE" table:formula="of:=IFERROR(VLOOKUP(LEFT([.C15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3000000000000007" table:style-name="ce15">
            <text:p>9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oah Brown</text:p>
          </table:table-cell>
          <table:table-cell office:value-type="string" table:style-name="ce15">
            <text:p>DAL</text:p>
          </table:table-cell>
          <table:table-cell office:value-type="string" office:string-value="WAS" table:formula="of:=IFERROR(VLOOKUP(LEFT([.C15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WAS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61" table:style-name="ce15">
            <text:p>6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1" table:style-name="ce15">
            <text:p>9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vin Duvernay</text:p>
          </table:table-cell>
          <table:table-cell office:value-type="string" table:style-name="ce15">
            <text:p>BAL</text:p>
          </table:table-cell>
          <table:table-cell office:value-type="string" office:string-value="BUF" table:formula="of:=IFERROR(VLOOKUP(LEFT([.C15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U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51" table:style-name="ce15">
            <text:p>5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.1" table:style-name="ce15">
            <text:p>9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Elijah Moore</text:p>
          </table:table-cell>
          <table:table-cell office:value-type="string" table:style-name="ce15">
            <text:p>NYJ</text:p>
          </table:table-cell>
          <table:table-cell office:value-type="string" office:string-value="PIT" table:formula="of:=IFERROR(VLOOKUP(LEFT([.C15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I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53" table:style-name="ce15">
            <text:p>5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5" table:style-name="ce15">
            <text:p>8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om Kennedy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15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54" table:style-name="ce15">
            <text:p>5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4" table:style-name="ce15">
            <text:p>8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rquez Callaway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15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53" table:style-name="ce15">
            <text:p>5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3000000000000007" table:style-name="ce15">
            <text:p>8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Parris Campbell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15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3000000000000007" table:style-name="ce15">
            <text:p>8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ristian Kirk</text:p>
          </table:table-cell>
          <table:table-cell office:value-type="string" table:style-name="ce15">
            <text:p>JAX</text:p>
          </table:table-cell>
          <table:table-cell office:value-type="string" office:string-value="PHI" table:formula="of:=IFERROR(VLOOKUP(LEFT([.C16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60" table:style-name="ce15">
            <text:p>6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3000000000000007" table:style-name="ce15">
            <text:p>8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urtis Samuel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16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8" table:style-name="ce15">
            <text:p>3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8" table:style-name="ce15">
            <text:p>7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randon Aiyuk</text:p>
          </table:table-cell>
          <table:table-cell office:value-type="string" table:style-name="ce15">
            <text:p>SF</text:p>
          </table:table-cell>
          <table:table-cell office:value-type="string" office:string-value="LA" table:formula="of:=IFERROR(VLOOKUP(LEFT([.C16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7" table:style-name="ce15">
            <text:p>3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7" table:style-name="ce15">
            <text:p>7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yler Boyd</text:p>
          </table:table-cell>
          <table:table-cell office:value-type="string" table:style-name="ce15">
            <text:p>CIN</text:p>
          </table:table-cell>
          <table:table-cell office:value-type="string" office:string-value="MIA" table:formula="of:=IFERROR(VLOOKUP(LEFT([.C16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A</text:p>
          </table:table-cell>
          <table:table-cell office:value-type="string" table:style-name="ce15">
            <text:p>WR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47" table:style-name="ce15">
            <text:p>4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62" table:style-name="ce15">
            <text:p>7.6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elson Agholor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16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6" table:style-name="ce15">
            <text:p>7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Olamide Zaccheaus</text:p>
          </table:table-cell>
          <table:table-cell office:value-type="string" table:style-name="ce15">
            <text:p>ATL</text:p>
          </table:table-cell>
          <table:table-cell office:value-type="string" office:string-value="CLE" table:formula="of:=IFERROR(VLOOKUP(LEFT([.C16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L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55" table:style-name="ce15">
            <text:p>5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5" table:style-name="ce15">
            <text:p>7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andall Cobb</text:p>
          </table:table-cell>
          <table:table-cell office:value-type="string" table:style-name="ce15">
            <text:p>GB</text:p>
          </table:table-cell>
          <table:table-cell office:value-type="string" office:string-value="NE" table:formula="of:=IFERROR(VLOOKUP(LEFT([.C16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2" table:style-name="ce15">
            <text:p>7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chael Bandy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16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49" table:style-name="ce15">
            <text:p>4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9" table:style-name="ce15">
            <text:p>6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J Hamler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16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5" table:style-name="ce15">
            <text:p>5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5" table:style-name="ce15">
            <text:p>6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ck Hollins</text:p>
          </table:table-cell>
          <table:table-cell office:value-type="string" table:style-name="ce15">
            <text:p>LV</text:p>
          </table:table-cell>
          <table:table-cell office:value-type="string" office:string-value="DEN" table:formula="of:=IFERROR(VLOOKUP(LEFT([.C16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3" table:style-name="ce15">
            <text:p>6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chael Pittman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17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1" table:style-name="ce15">
            <text:p>6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arrett Wilson</text:p>
          </table:table-cell>
          <table:table-cell office:value-type="string" table:style-name="ce15">
            <text:p>NYJ</text:p>
          </table:table-cell>
          <table:table-cell office:value-type="string" office:string-value="PIT" table:formula="of:=IFERROR(VLOOKUP(LEFT([.C17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I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1" table:style-name="ce15">
            <text:p>6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endall Hinton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17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9" table:style-name="ce15">
            <text:p>5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ylen Waddle</text:p>
          </table:table-cell>
          <table:table-cell office:value-type="string" table:style-name="ce15">
            <text:p>MIA</text:p>
          </table:table-cell>
          <table:table-cell office:value-type="string" office:string-value="CIN" table:formula="of:=IFERROR(VLOOKUP(LEFT([.C17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9" table:style-name="ce15">
            <text:p>5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endrick Bourne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17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8" table:style-name="ce15">
            <text:p>5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raxton Berrios</text:p>
          </table:table-cell>
          <table:table-cell office:value-type="string" table:style-name="ce15">
            <text:p>NYJ</text:p>
          </table:table-cell>
          <table:table-cell office:value-type="string" office:string-value="PIT" table:formula="of:=IFERROR(VLOOKUP(LEFT([.C17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IT</text:p>
          </table:table-cell>
          <table:table-cell office:value-type="string" table:style-name="ce15">
            <text:p>WR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68" table:style-name="ce15">
            <text:p>5.6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obbie Anderson</text:p>
          </table:table-cell>
          <table:table-cell office:value-type="string" table:style-name="ce15">
            <text:p>CAR</text:p>
          </table:table-cell>
          <table:table-cell office:value-type="string" office:string-value="ARI" table:formula="of:=IFERROR(VLOOKUP(LEFT([.C17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R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6" table:style-name="ce15">
            <text:p>5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vid Bell</text:p>
          </table:table-cell>
          <table:table-cell office:value-type="string" table:style-name="ce15">
            <text:p>CLE</text:p>
          </table:table-cell>
          <table:table-cell office:value-type="string" office:string-value="ATL" table:formula="of:=IFERROR(VLOOKUP(LEFT([.C17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T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5" table:style-name="ce15">
            <text:p>5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en Skowronek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17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3" table:style-name="ce15">
            <text:p>5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Skyy Moore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17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0999999999999996" table:style-name="ce15">
            <text:p>5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alif Raymond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18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.0999999999999996" table:style-name="ce15">
            <text:p>5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ashod Bateman</text:p>
          </table:table-cell>
          <table:table-cell office:value-type="string" table:style-name="ce15">
            <text:p>BAL</text:p>
          </table:table-cell>
          <table:table-cell office:value-type="string" office:string-value="BUF" table:formula="of:=IFERROR(VLOOKUP(LEFT([.C18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U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7" table:style-name="ce15">
            <text:p>4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rvis Landry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18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4.7" table:style-name="ce15">
            <text:p>4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Vonta Smith</text:p>
          </table:table-cell>
          <table:table-cell office:value-type="string" table:style-name="ce15">
            <text:p>PHI</text:p>
          </table:table-cell>
          <table:table-cell office:value-type="string" office:string-value="JAX" table:formula="of:=IFERROR(VLOOKUP(LEFT([.C18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JAX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7" table:style-name="ce15">
            <text:p>4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ussell Gage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18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4000000000000004" table:style-name="ce15">
            <text:p>4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halil Shakir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18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3" table:style-name="ce15">
            <text:p>4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uan Jennings</text:p>
          </table:table-cell>
          <table:table-cell office:value-type="string" table:style-name="ce15">
            <text:p>SF</text:p>
          </table:table-cell>
          <table:table-cell office:value-type="string" office:string-value="LA" table:formula="of:=IFERROR(VLOOKUP(LEFT([.C18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2" table:style-name="ce15">
            <text:p>4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iontae Johnson</text:p>
          </table:table-cell>
          <table:table-cell office:value-type="string" table:style-name="ce15">
            <text:p>PIT</text:p>
          </table:table-cell>
          <table:table-cell office:value-type="string" office:string-value="NYJ" table:formula="of:=IFERROR(VLOOKUP(LEFT([.C18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J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2" table:style-name="ce15">
            <text:p>4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eylon Burks</text:p>
          </table:table-cell>
          <table:table-cell office:value-type="string" table:style-name="ce15">
            <text:p>TEN</text:p>
          </table:table-cell>
          <table:table-cell office:value-type="string" office:string-value="IND" table:formula="of:=IFERROR(VLOOKUP(LEFT([.C18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IND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8" table:style-name="ce15">
            <text:p>3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shton Dulin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18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8" table:style-name="ce15">
            <text:p>3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rake London</text:p>
          </table:table-cell>
          <table:table-cell office:value-type="string" table:style-name="ce15">
            <text:p>ATL</text:p>
          </table:table-cell>
          <table:table-cell office:value-type="string" office:string-value="CLE" table:formula="of:=IFERROR(VLOOKUP(LEFT([.C19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LE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7" table:style-name="ce15">
            <text:p>3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ondale Moore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19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4" table:style-name="ce15">
            <text:p>-4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7" table:style-name="ce15">
            <text:p>3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Quintez Cephus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19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5" table:style-name="ce15">
            <text:p>3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erry McLaurin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19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5" table:style-name="ce15">
            <text:p>3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sh Palmer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19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5" table:style-name="ce15">
            <text:p>3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marcus Robinson</text:p>
          </table:table-cell>
          <table:table-cell office:value-type="string" table:style-name="ce15">
            <text:p>BAL</text:p>
          </table:table-cell>
          <table:table-cell office:value-type="string" office:string-value="BUF" table:formula="of:=IFERROR(VLOOKUP(LEFT([.C19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U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e'Quan Smith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19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8" table:style-name="ce15">
            <text:p>2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llen Robinson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19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7" table:style-name="ce15">
            <text:p>2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'Wayne Eskridge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19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6" table:style-name="ce15">
            <text:p>2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abe Davis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19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2999999999999998" table:style-name="ce15">
            <text:p>2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len Nailor</text:p>
          </table:table-cell>
          <table:table-cell office:value-type="string" table:style-name="ce15">
            <text:p>MIN</text:p>
          </table:table-cell>
          <table:table-cell office:value-type="string" office:string-value="NO" table:formula="of:=IFERROR(VLOOKUP(LEFT([.C20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O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2999999999999998" table:style-name="ce15">
            <text:p>2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rius Slayton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20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1" table:style-name="ce15">
            <text:p>2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mari Cooper</text:p>
          </table:table-cell>
          <table:table-cell office:value-type="string" table:style-name="ce15">
            <text:p>CLE</text:p>
          </table:table-cell>
          <table:table-cell office:value-type="string" office:string-value="ATL" table:formula="of:=IFERROR(VLOOKUP(LEFT([.C20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T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9" table:style-name="ce15">
            <text:p>1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Lil'Jordan Humphrey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20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9" table:style-name="ce15">
            <text:p>1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mison Crowder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20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ulio Jones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20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yami Brown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20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6" table:style-name="ce15">
            <text:p>1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Andre Carter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20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.6" table:style-name="ce15">
            <text:p>1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reg Dortch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20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6" table:style-name="ce15">
            <text:p>1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ay-Ray McCloud</text:p>
          </table:table-cell>
          <table:table-cell office:value-type="string" table:style-name="ce15">
            <text:p>SF</text:p>
          </table:table-cell>
          <table:table-cell office:value-type="string" office:string-value="LA" table:formula="of:=IFERROR(VLOOKUP(LEFT([.C20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6" table:style-name="ce15">
            <text:p>1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ole Beasley</text:p>
          </table:table-cell>
          <table:table-cell table:style-name="ce15"/>
          <table:table-cell office:value-type="string" office:string-value="" table:formula="of:=IFERROR(VLOOKUP(LEFT([.C21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/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5" table:style-name="ce15">
            <text:p>1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.J. Osborn</text:p>
          </table:table-cell>
          <table:table-cell office:value-type="string" table:style-name="ce15">
            <text:p>MIN</text:p>
          </table:table-cell>
          <table:table-cell office:value-type="string" office:string-value="NO" table:formula="of:=IFERROR(VLOOKUP(LEFT([.C21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O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1" table:style-name="ce15">
            <text:p>-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5" table:style-name="ce15">
            <text:p>1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vid Sills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21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5" table:style-name="ce15">
            <text:p>1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ecole Hardman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21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4" table:style-name="ce15">
            <text:p>1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ontrell Washington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21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4" table:style-name="ce15">
            <text:p>1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randon Powell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21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1000000000000001" table:style-name="ce15">
            <text:p>1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Equanimeous St. Brown</text:p>
          </table:table-cell>
          <table:table-cell office:value-type="string" table:style-name="ce15">
            <text:p>CHI</text:p>
          </table:table-cell>
          <table:table-cell office:value-type="string" office:string-value="NYG" table:formula="of:=IFERROR(VLOOKUP(LEFT([.C21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G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0.9" table:style-name="ce15">
            <text:p>0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ichie James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21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0.1" table:style-name="ce15">
            <text:p>-0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onte Harty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21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2" table:style-name="ce15">
            <text:p>-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Velus Jones Jr.</text:p>
          </table:table-cell>
          <table:table-cell office:value-type="string" table:style-name="ce15">
            <text:p>CHI</text:p>
          </table:table-cell>
          <table:table-cell office:value-type="string" office:string-value="NYG" table:formula="of:=IFERROR(VLOOKUP(LEFT([.C21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G</text:p>
          </table:table-cell>
          <table:table-cell office:value-type="string" table:style-name="ce15">
            <text:p>WR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2" table:style-name="ce15">
            <text:p>-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.J. Hockenson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22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office:value-type="float" office:value="179" table:style-name="ce15">
            <text:p>179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39.9" table:style-name="ce15">
            <text:p>39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o Alie-Cox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22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85" table:style-name="ce15">
            <text:p>85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6.5" table:style-name="ce15">
            <text:p>26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avis Kelce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22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float" office:value="92" table:style-name="ce15">
            <text:p>9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.2" table:style-name="ce15">
            <text:p>24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yler Higbee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22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office:value-type="float" office:value="73" table:style-name="ce15">
            <text:p>7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3" table:style-name="ce15">
            <text:p>17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erald Everett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22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61" table:style-name="ce15">
            <text:p>6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.100000000000001" table:style-name="ce15">
            <text:p>17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Zach Ertz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22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6.7" table:style-name="ce15">
            <text:p>16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Pat Freiermuth</text:p>
          </table:table-cell>
          <table:table-cell office:value-type="string" table:style-name="ce15">
            <text:p>PIT</text:p>
          </table:table-cell>
          <table:table-cell office:value-type="string" office:string-value="NYJ" table:formula="of:=IFERROR(VLOOKUP(LEFT([.C22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J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85" table:style-name="ce15">
            <text:p>8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.5" table:style-name="ce15">
            <text:p>15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Will Dissly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22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3.9" table:style-name="ce15">
            <text:p>13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igoziem Okonkwo</text:p>
          </table:table-cell>
          <table:table-cell office:value-type="string" table:style-name="ce15">
            <text:p>TEN</text:p>
          </table:table-cell>
          <table:table-cell office:value-type="string" office:string-value="IND" table:formula="of:=IFERROR(VLOOKUP(LEFT([.C22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IND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8" table:style-name="ce15">
            <text:p>12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llas Goedert</text:p>
          </table:table-cell>
          <table:table-cell office:value-type="string" table:style-name="ce15">
            <text:p>PHI</text:p>
          </table:table-cell>
          <table:table-cell office:value-type="string" office:string-value="JAX" table:formula="of:=IFERROR(VLOOKUP(LEFT([.C22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JAX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72" table:style-name="ce15">
            <text:p>7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.2" table:style-name="ce15">
            <text:p>12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Hayden Hurst</text:p>
          </table:table-cell>
          <table:table-cell office:value-type="string" table:style-name="ce15">
            <text:p>CIN</text:p>
          </table:table-cell>
          <table:table-cell office:value-type="string" office:string-value="MIA" table:formula="of:=IFERROR(VLOOKUP(LEFT([.C23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A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.7" table:style-name="ce15">
            <text:p>11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ylen Granson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23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62" table:style-name="ce15">
            <text:p>6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199999999999999" table:style-name="ce15">
            <text:p>10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obert Tonyan</text:p>
          </table:table-cell>
          <table:table-cell office:value-type="string" table:style-name="ce15">
            <text:p>GB</text:p>
          </table:table-cell>
          <table:table-cell office:value-type="string" office:string-value="NE" table:formula="of:=IFERROR(VLOOKUP(LEFT([.C23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E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.199999999999999" table:style-name="ce15">
            <text:p>10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vid Njoku</text:p>
          </table:table-cell>
          <table:table-cell office:value-type="string" table:style-name="ce15">
            <text:p>CLE</text:p>
          </table:table-cell>
          <table:table-cell office:value-type="string" office:string-value="ATL" table:formula="of:=IFERROR(VLOOKUP(LEFT([.C23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TL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-6" table:style-name="ce15">
            <text:p>-6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73" table:style-name="ce15">
            <text:p>7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9.6999999999999993" table:style-name="ce15">
            <text:p>9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yler Conklin</text:p>
          </table:table-cell>
          <table:table-cell office:value-type="string" table:style-name="ce15">
            <text:p>NYJ</text:p>
          </table:table-cell>
          <table:table-cell office:value-type="string" office:string-value="PIT" table:formula="of:=IFERROR(VLOOKUP(LEFT([.C23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IT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52" table:style-name="ce15">
            <text:p>5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1999999999999993" table:style-name="ce15">
            <text:p>8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aysom Hill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23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.1" table:style-name="ce15">
            <text:p>8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dy Fortson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23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ameron Brate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23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2" table:style-name="ce15">
            <text:p>7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oah Fant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23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.2" table:style-name="ce15">
            <text:p>7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wson Knox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23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Logan Thomas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24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9" table:style-name="ce15">
            <text:p>6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dam Trautman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24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7" table:style-name="ce15">
            <text:p>6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ommy Tremble</text:p>
          </table:table-cell>
          <table:table-cell office:value-type="string" table:style-name="ce15">
            <text:p>CAR</text:p>
          </table:table-cell>
          <table:table-cell office:value-type="string" office:string-value="ARI" table:formula="of:=IFERROR(VLOOKUP(LEFT([.C24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R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4" table:style-name="ce15">
            <text:p>6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uwan Johnson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24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3" table:style-name="ce15">
            <text:p>6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oah Gray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24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.1" table:style-name="ce15">
            <text:p>6.1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hn Bates</text:p>
          </table:table-cell>
          <table:table-cell office:value-type="string" table:style-name="ce15">
            <text:p>WAS</text:p>
          </table:table-cell>
          <table:table-cell office:value-type="string" office:string-value="DAL" table:formula="of:=IFERROR(VLOOKUP(LEFT([.C24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AL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9" table:style-name="ce15">
            <text:p>5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ade Otton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24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9" table:style-name="ce15">
            <text:p>5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Harrison Bryant</text:p>
          </table:table-cell>
          <table:table-cell office:value-type="string" table:style-name="ce15">
            <text:p>CLE</text:p>
          </table:table-cell>
          <table:table-cell office:value-type="string" office:string-value="ATL" table:formula="of:=IFERROR(VLOOKUP(LEFT([.C24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TL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8" table:style-name="ce15">
            <text:p>5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ey McBride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24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4" table:style-name="ce15">
            <text:p>5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rren Waller</text:p>
          </table:table-cell>
          <table:table-cell office:value-type="string" table:style-name="ce15">
            <text:p>LV</text:p>
          </table:table-cell>
          <table:table-cell office:value-type="string" office:string-value="DEN" table:formula="of:=IFERROR(VLOOKUP(LEFT([.C24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4" table:style-name="ce15">
            <text:p>5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rdan Akins</text:p>
          </table:table-cell>
          <table:table-cell office:value-type="string" table:style-name="ce15">
            <text:p>HOU</text:p>
          </table:table-cell>
          <table:table-cell office:value-type="string" office:string-value="LAC" table:formula="of:=IFERROR(VLOOKUP(LEFT([.C25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C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3" table:style-name="ce15">
            <text:p>5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niel Bellinger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25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3" table:style-name="ce15">
            <text:p>5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Irv Smith</text:p>
          </table:table-cell>
          <table:table-cell office:value-type="string" table:style-name="ce15">
            <text:p>MIN</text:p>
          </table:table-cell>
          <table:table-cell office:value-type="string" office:string-value="NO" table:formula="of:=IFERROR(VLOOKUP(LEFT([.C25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O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.3" table:style-name="ce15">
            <text:p>5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olby Parkinson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25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8" table:style-name="ce15">
            <text:p>4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O.J. Howard</text:p>
          </table:table-cell>
          <table:table-cell office:value-type="string" table:style-name="ce15">
            <text:p>HOU</text:p>
          </table:table-cell>
          <table:table-cell office:value-type="string" office:string-value="LAC" table:formula="of:=IFERROR(VLOOKUP(LEFT([.C25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C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7" table:style-name="ce15">
            <text:p>4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ole Kmet</text:p>
          </table:table-cell>
          <table:table-cell office:value-type="string" table:style-name="ce15">
            <text:p>CHI</text:p>
          </table:table-cell>
          <table:table-cell office:value-type="string" office:string-value="NYG" table:formula="of:=IFERROR(VLOOKUP(LEFT([.C25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G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5999999999999996" table:style-name="ce15">
            <text:p>4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eorge Kittle</text:p>
          </table:table-cell>
          <table:table-cell office:value-type="string" table:style-name="ce15">
            <text:p>SF</text:p>
          </table:table-cell>
          <table:table-cell office:value-type="string" office:string-value="LA" table:formula="of:=IFERROR(VLOOKUP(LEFT([.C25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4000000000000004" table:style-name="ce15">
            <text:p>4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ke Gesicki</text:p>
          </table:table-cell>
          <table:table-cell office:value-type="string" table:style-name="ce15">
            <text:p>MIA</text:p>
          </table:table-cell>
          <table:table-cell office:value-type="string" office:string-value="CIN" table:formula="of:=IFERROR(VLOOKUP(LEFT([.C25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I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3" table:style-name="ce15">
            <text:p>4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elani Woods</text:p>
          </table:table-cell>
          <table:table-cell office:value-type="string" table:style-name="ce15">
            <text:p>IND</text:p>
          </table:table-cell>
          <table:table-cell office:value-type="string" office:string-value="TEN" table:formula="of:=IFERROR(VLOOKUP(LEFT([.C25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EN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.3" table:style-name="ce15">
            <text:p>4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n Arnold</text:p>
          </table:table-cell>
          <table:table-cell office:value-type="string" table:style-name="ce15">
            <text:p>JAX</text:p>
          </table:table-cell>
          <table:table-cell office:value-type="string" office:string-value="PHI" table:formula="of:=IFERROR(VLOOKUP(LEFT([.C25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H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6" table:style-name="ce15">
            <text:p>3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rk Andrews</text:p>
          </table:table-cell>
          <table:table-cell office:value-type="string" table:style-name="ce15">
            <text:p>BAL</text:p>
          </table:table-cell>
          <table:table-cell office:value-type="string" office:string-value="BUF" table:formula="of:=IFERROR(VLOOKUP(LEFT([.C26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UF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5" table:style-name="ce15">
            <text:p>3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yle Pitts</text:p>
          </table:table-cell>
          <table:table-cell office:value-type="string" table:style-name="ce15">
            <text:p>ATL</text:p>
          </table:table-cell>
          <table:table-cell office:value-type="string" office:string-value="CLE" table:formula="of:=IFERROR(VLOOKUP(LEFT([.C26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LE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5" table:style-name="ce15">
            <text:p>3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Eric Saubert</text:p>
          </table:table-cell>
          <table:table-cell office:value-type="string" table:style-name="ce15">
            <text:p>DEN</text:p>
          </table:table-cell>
          <table:table-cell office:value-type="string" office:string-value="LV" table:formula="of:=IFERROR(VLOOKUP(LEFT([.C26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V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5" table:style-name="ce15">
            <text:p>3.5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Hunter Henry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26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3" table:style-name="ce15">
            <text:p>1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3" table:style-name="ce15">
            <text:p>3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evon Wesco</text:p>
          </table:table-cell>
          <table:table-cell office:value-type="string" table:style-name="ce15">
            <text:p>CHI</text:p>
          </table:table-cell>
          <table:table-cell office:value-type="string" office:string-value="NYG" table:formula="of:=IFERROR(VLOOKUP(LEFT([.C26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G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3" table:style-name="ce15">
            <text:p>3.3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Parker Hesse</text:p>
          </table:table-cell>
          <table:table-cell office:value-type="string" table:style-name="ce15">
            <text:p>ATL</text:p>
          </table:table-cell>
          <table:table-cell office:value-type="string" office:string-value="CLE" table:formula="of:=IFERROR(VLOOKUP(LEFT([.C26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LE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.2" table:style-name="ce15">
            <text:p>3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o Kieft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26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9" table:style-name="ce15">
            <text:p>2.9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anner Hudson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26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8" table:style-name="ce15">
            <text:p>2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tchell Wilcox</text:p>
          </table:table-cell>
          <table:table-cell office:value-type="string" table:style-name="ce15">
            <text:p>CIN</text:p>
          </table:table-cell>
          <table:table-cell office:value-type="string" office:string-value="MIA" table:formula="of:=IFERROR(VLOOKUP(LEFT([.C26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A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8" table:style-name="ce15">
            <text:p>2.8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Evan Engram</text:p>
          </table:table-cell>
          <table:table-cell office:value-type="string" table:style-name="ce15">
            <text:p>JAX</text:p>
          </table:table-cell>
          <table:table-cell office:value-type="string" office:string-value="PHI" table:formula="of:=IFERROR(VLOOKUP(LEFT([.C26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H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.6" table:style-name="ce15">
            <text:p>2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endall Blanton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27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ke Ferguson</text:p>
          </table:table-cell>
          <table:table-cell office:value-type="string" table:style-name="ce15">
            <text:p>DAL</text:p>
          </table:table-cell>
          <table:table-cell office:value-type="string" office:string-value="WAS" table:formula="of:=IFERROR(VLOOKUP(LEFT([.C27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WAS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7" table:style-name="ce15">
            <text:p>1.7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Ian Thomas</text:p>
          </table:table-cell>
          <table:table-cell office:value-type="string" table:style-name="ce15">
            <text:p>CAR</text:p>
          </table:table-cell>
          <table:table-cell office:value-type="string" office:string-value="ARI" table:formula="of:=IFERROR(VLOOKUP(LEFT([.C27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R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6" table:style-name="ce15">
            <text:p>1.6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ustin Hooper</text:p>
          </table:table-cell>
          <table:table-cell office:value-type="string" table:style-name="ce15">
            <text:p>TEN</text:p>
          </table:table-cell>
          <table:table-cell office:value-type="string" office:string-value="IND" table:formula="of:=IFERROR(VLOOKUP(LEFT([.C27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IND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4" table:style-name="ce15">
            <text:p>1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re' McKitty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27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4" table:style-name="ce15">
            <text:p>1.4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Zach Gentry</text:p>
          </table:table-cell>
          <table:table-cell office:value-type="string" table:style-name="ce15">
            <text:p>PIT</text:p>
          </table:table-cell>
          <table:table-cell office:value-type="string" office:string-value="NYJ" table:formula="of:=IFERROR(VLOOKUP(LEFT([.C27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J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.2" table:style-name="ce15">
            <text:p>1.2</text:p>
          </table:table-cell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ris Manhertz</text:p>
          </table:table-cell>
          <table:table-cell office:value-type="string" table:style-name="ce15">
            <text:p>JAX</text:p>
          </table:table-cell>
          <table:table-cell office:value-type="string" office:string-value="PHI" table:formula="of:=IFERROR(VLOOKUP(LEFT([.C27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PHI</text:p>
          </table:table-cell>
          <table:table-cell office:value-type="string" table:style-name="ce15">
            <text:p>TE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table:number-columns-repeated="16366"/>
        </table:table-row>
        <table:table-row table:style-name="ro1">
          <table:table-cell table:style-name="ce13"/>
          <table:table-cell table:style-name="ce16"/>
          <table:table-cell table:style-name="ce17"/>
          <table:table-cell office:value-type="string" office:string-value="" table:formula="of:=IFERROR(VLOOKUP(LEFT([.C27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7"/>
          <table:table-cell table:number-columns-repeated="14" table:style-name="ce17"/>
          <table:table-cell table:number-columns-repeated="16366"/>
        </table:table-row>
        <table:table-row table:style-name="ro1">
          <table:table-cell table:style-name="ce13"/>
          <table:table-cell table:style-name="ce16"/>
          <table:table-cell table:style-name="ce17"/>
          <table:table-cell office:value-type="string" office:string-value="" table:formula="of:=IFERROR(VLOOKUP(LEFT([.C27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7"/>
          <table:table-cell table:number-columns-repeated="14" table:style-name="ce17"/>
          <table:table-cell table:number-columns-repeated="16366"/>
        </table:table-row>
        <table:table-row table:style-name="ro1">
          <table:table-cell table:style-name="ce13"/>
          <table:table-cell table:style-name="ce16"/>
          <table:table-cell table:style-name="ce17"/>
          <table:table-cell office:value-type="string" office:string-value="" table:formula="of:=IFERROR(VLOOKUP(LEFT([.C27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7"/>
          <table:table-cell table:style-name="ce17"/>
          <table:table-cell office:value-type="string" table:style-name="ce15">
            <text:p><text:a xlink:href="https://fantasy.nfl.com/league/7538629/players?_selectedColumnSortOrder_=desc&amp;playerStatus=all&amp;position=7&amp;sort=33&amp;statCategory=stats&amp;statSeason=2022&amp;statType=weekStats&amp;statWeek=4">Made</text:a></text:p>
          </table:table-cell>
          <table:table-cell office:value-type="string" table:style-name="ce15">
            <text:p><text:a xlink:href="https://fantasy.nfl.com/league/7538629/players?_selectedColumnSortOrder_=desc&amp;playerStatus=all&amp;position=7&amp;sort=35&amp;statCategory=stats&amp;statSeason=2022&amp;statType=weekStats&amp;statWeek=4">0-19</text:a></text:p>
          </table:table-cell>
          <table:table-cell office:value-type="string" table:style-name="ce15">
            <text:p><text:a xlink:href="https://fantasy.nfl.com/league/7538629/players?_selectedColumnSortOrder_=desc&amp;playerStatus=all&amp;position=7&amp;sort=36&amp;statCategory=stats&amp;statSeason=2022&amp;statType=weekStats&amp;statWeek=4">20-29</text:a></text:p>
          </table:table-cell>
          <table:table-cell office:value-type="string" table:style-name="ce15">
            <text:p><text:a xlink:href="https://fantasy.nfl.com/league/7538629/players?_selectedColumnSortOrder_=desc&amp;playerStatus=all&amp;position=7&amp;sort=37&amp;statCategory=stats&amp;statSeason=2022&amp;statType=weekStats&amp;statWeek=4">30-39</text:a></text:p>
          </table:table-cell>
          <table:table-cell office:value-type="string" table:style-name="ce15">
            <text:p><text:a xlink:href="https://fantasy.nfl.com/league/7538629/players?_selectedColumnSortOrder_=desc&amp;playerStatus=all&amp;position=7&amp;sort=38&amp;statCategory=stats&amp;statSeason=2022&amp;statType=weekStats&amp;statWeek=4">40-49</text:a></text:p>
          </table:table-cell>
          <table:table-cell office:value-type="string" table:style-name="ce15">
            <text:p><text:a xlink:href="https://fantasy.nfl.com/league/7538629/players?_selectedColumnSortOrder_=desc&amp;playerStatus=all&amp;position=7&amp;sort=39&amp;statCategory=stats&amp;statSeason=2022&amp;statType=weekStats&amp;statWeek=4">50+</text:a></text:p>
          </table:table-cell>
          <table:table-cell office:value-type="string" table:style-name="ce15">
            <text:p><text:a xlink:href="https://fantasy.nfl.com/league/7538629/players?sortOrder=desc&amp;playerStatus=all&amp;position=7&amp;sort=pts&amp;statCategory=stats&amp;statSeason=2022&amp;statType=weekStats&amp;statWeek=4">Points</text:a>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reg Joseph</text:p>
          </table:table-cell>
          <table:table-cell office:value-type="string" table:style-name="ce15">
            <text:p>MIN</text:p>
          </table:table-cell>
          <table:table-cell office:value-type="string" office:string-value="NO" table:formula="of:=IFERROR(VLOOKUP(LEFT([.C28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O</text:p>
          </table:table-cell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6" table:style-name="ce15">
            <text:p>1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rett Maher</text:p>
          </table:table-cell>
          <table:table-cell office:value-type="string" table:style-name="ce15">
            <text:p>DAL</text:p>
          </table:table-cell>
          <table:table-cell office:value-type="string" office:string-value="WAS" table:formula="of:=IFERROR(VLOOKUP(LEFT([.C28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WAS</text:p>
          </table:table-cell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niel Carlson</text:p>
          </table:table-cell>
          <table:table-cell office:value-type="string" table:style-name="ce15">
            <text:p>LV</text:p>
          </table:table-cell>
          <table:table-cell office:value-type="string" office:string-value="DEN" table:formula="of:=IFERROR(VLOOKUP(LEFT([.C28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N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4" table:style-name="ce15">
            <text:p>14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son Myers</text:p>
          </table:table-cell>
          <table:table-cell office:value-type="string" table:style-name="ce15">
            <text:p>SEA</text:p>
          </table:table-cell>
          <table:table-cell office:value-type="string" office:string-value="DET" table:formula="of:=IFERROR(VLOOKUP(LEFT([.C28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DET</text:p>
          </table:table-cell>
          <table:table-cell office:value-type="string" table:style-name="ce15">
            <text:p>K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ke Badgley</text:p>
          </table:table-cell>
          <table:table-cell office:value-type="string" table:style-name="ce15">
            <text:p>DET</text:p>
          </table:table-cell>
          <table:table-cell office:value-type="string" office:string-value="SEA" table:formula="of:=IFERROR(VLOOKUP(LEFT([.C28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EA</text:p>
          </table:table-cell>
          <table:table-cell office:value-type="string" table:style-name="ce15">
            <text:p>K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2" table:style-name="ce15">
            <text:p>12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ris Boswell</text:p>
          </table:table-cell>
          <table:table-cell office:value-type="string" table:style-name="ce15">
            <text:p>PIT</text:p>
          </table:table-cell>
          <table:table-cell office:value-type="string" office:string-value="NYJ" table:formula="of:=IFERROR(VLOOKUP(LEFT([.C28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YJ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yler Bass</text:p>
          </table:table-cell>
          <table:table-cell office:value-type="string" table:style-name="ce15">
            <text:p>BUF</text:p>
          </table:table-cell>
          <table:table-cell office:value-type="string" office:string-value="BAL" table:formula="of:=IFERROR(VLOOKUP(LEFT([.C28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AL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Younghoe Koo</text:p>
          </table:table-cell>
          <table:table-cell office:value-type="string" table:style-name="ce15">
            <text:p>ATL</text:p>
          </table:table-cell>
          <table:table-cell office:value-type="string" office:string-value="CLE" table:formula="of:=IFERROR(VLOOKUP(LEFT([.C28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LE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Evan McPherson</text:p>
          </table:table-cell>
          <table:table-cell office:value-type="string" table:style-name="ce15">
            <text:p>CIN</text:p>
          </table:table-cell>
          <table:table-cell office:value-type="string" office:string-value="MIA" table:formula="of:=IFERROR(VLOOKUP(LEFT([.C28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A</text:p>
          </table:table-cell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tthew Wright</text:p>
          </table:table-cell>
          <table:table-cell office:value-type="string" table:style-name="ce15">
            <text:p>KC</text:p>
          </table:table-cell>
          <table:table-cell office:value-type="string" office:string-value="TB" table:formula="of:=IFERROR(VLOOKUP(LEFT([.C28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TB</text:p>
          </table:table-cell>
          <table:table-cell office:value-type="string" table:style-name="ce15">
            <text:p>K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1" table:style-name="ce15">
            <text:p>11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ustin Hopkins</text:p>
          </table:table-cell>
          <table:table-cell office:value-type="string" table:style-name="ce15">
            <text:p>LAC</text:p>
          </table:table-cell>
          <table:table-cell office:value-type="string" office:string-value="HOU" table:formula="of:=IFERROR(VLOOKUP(LEFT([.C29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HOU</text:p>
          </table:table-cell>
          <table:table-cell office:value-type="string" table:style-name="ce15">
            <text:p>K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ustin Tucker</text:p>
          </table:table-cell>
          <table:table-cell office:value-type="string" table:style-name="ce15">
            <text:p>BAL</text:p>
          </table:table-cell>
          <table:table-cell office:value-type="string" office:string-value="BUF" table:formula="of:=IFERROR(VLOOKUP(LEFT([.C29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BUF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son Crosby</text:p>
          </table:table-cell>
          <table:table-cell office:value-type="string" table:style-name="ce15">
            <text:p>GB</text:p>
          </table:table-cell>
          <table:table-cell office:value-type="string" office:string-value="NE" table:formula="of:=IFERROR(VLOOKUP(LEFT([.C29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NE</text:p>
          </table:table-cell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tt Gay</text:p>
          </table:table-cell>
          <table:table-cell office:value-type="string" table:style-name="ce15">
            <text:p>LA</text:p>
          </table:table-cell>
          <table:table-cell office:value-type="string" office:string-value="SF" table:formula="of:=IFERROR(VLOOKUP(LEFT([.C29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SF</text:p>
          </table:table-cell>
          <table:table-cell office:value-type="string" table:style-name="ce15">
            <text:p>K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son Sanders</text:p>
          </table:table-cell>
          <table:table-cell office:value-type="string" table:style-name="ce15">
            <text:p>MIA</text:p>
          </table:table-cell>
          <table:table-cell office:value-type="string" office:string-value="CIN" table:formula="of:=IFERROR(VLOOKUP(LEFT([.C294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IN</text:p>
          </table:table-cell>
          <table:table-cell office:value-type="string" table:style-name="ce15">
            <text:p>K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raham Gano</text:p>
          </table:table-cell>
          <table:table-cell office:value-type="string" table:style-name="ce15">
            <text:p>NYG</text:p>
          </table:table-cell>
          <table:table-cell office:value-type="string" office:string-value="CHI" table:formula="of:=IFERROR(VLOOKUP(LEFT([.C295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HI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att Prater</text:p>
          </table:table-cell>
          <table:table-cell office:value-type="string" table:style-name="ce15">
            <text:p>ARI</text:p>
          </table:table-cell>
          <table:table-cell office:value-type="string" office:string-value="CAR" table:formula="of:=IFERROR(VLOOKUP(LEFT([.C296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CAR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ade York</text:p>
          </table:table-cell>
          <table:table-cell office:value-type="string" table:style-name="ce15">
            <text:p>CLE</text:p>
          </table:table-cell>
          <table:table-cell office:value-type="string" office:string-value="ATL" table:formula="of:=IFERROR(VLOOKUP(LEFT([.C297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ATL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8" table:style-name="ce15">
            <text:p>8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Wil Lutz</text:p>
          </table:table-cell>
          <table:table-cell office:value-type="string" table:style-name="ce15">
            <text:p>NO</text:p>
          </table:table-cell>
          <table:table-cell office:value-type="string" office:string-value="MIN" table:formula="of:=IFERROR(VLOOKUP(LEFT([.C298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MIN</text:p>
          </table:table-cell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7" table:style-name="ce15">
            <text:p>7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yan Succop</text:p>
          </table:table-cell>
          <table:table-cell office:value-type="string" table:style-name="ce15">
            <text:p>TB</text:p>
          </table:table-cell>
          <table:table-cell office:value-type="string" office:string-value="KC" table:formula="of:=IFERROR(VLOOKUP(LEFT([.C299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KC</text:p>
          </table:table-cell>
          <table:table-cell office:value-type="string" table:style-name="ce15">
            <text:p>K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7" table:style-name="ce15">
            <text:p>7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andy Bullock</text:p>
          </table:table-cell>
          <table:table-cell office:value-type="string" table:style-name="ce15">
            <text:p>TEN</text:p>
          </table:table-cell>
          <table:table-cell office:value-type="string" office:string-value="IND" table:formula="of:=IFERROR(VLOOKUP(LEFT([.C300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IND</text:p>
          </table:table-cell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a'imi Fairbairn</text:p>
          </table:table-cell>
          <table:table-cell office:value-type="string" table:style-name="ce15">
            <text:p>HOU</text:p>
          </table:table-cell>
          <table:table-cell office:value-type="string" office:string-value="LAC" table:formula="of:=IFERROR(VLOOKUP(LEFT([.C301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C</text:p>
          </table:table-cell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ick Folk</text:p>
          </table:table-cell>
          <table:table-cell office:value-type="string" table:style-name="ce15">
            <text:p>NE</text:p>
          </table:table-cell>
          <table:table-cell office:value-type="string" office:string-value="GB" table:formula="of:=IFERROR(VLOOKUP(LEFT([.C302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GB</text:p>
          </table:table-cell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obbie Gould</text:p>
          </table:table-cell>
          <table:table-cell office:value-type="string" table:style-name="ce15">
            <text:p>SF</text:p>
          </table:table-cell>
          <table:table-cell office:value-type="string" office:string-value="LA" table:formula="of:=IFERROR(VLOOKUP(LEFT([.C303];3);{&quot;MIA&quot;;&quot;CIN&quot;|&quot;CIN&quot;;&quot;MIA&quot;|&quot;MIN&quot;;&quot;NO&quot;|&quot;NO&quot;;&quot;MIN&quot;|&quot;CLE&quot;;&quot;ATL&quot;|&quot;ATL&quot;;&quot;CLE&quot;|&quot;BUF&quot;;&quot;BAL&quot;|&quot;BAL&quot;;&quot;BUF&quot;|&quot;WAS&quot;;&quot;DAL&quot;|&quot;DAL&quot;;&quot;WAS&quot;|&quot;SEA&quot;;&quot;DET&quot;|&quot;DET&quot;;&quot;SEA&quot;|&quot;LAC&quot;;&quot;HOU&quot;|&quot;HOU&quot;;&quot;LAC&quot;|&quot;TEN&quot;;&quot;IND&quot;|&quot;IND&quot;;&quot;TEN&quot;|&quot;CHI&quot;;&quot;NYG&quot;|&quot;NYG&quot;;&quot;CHI&quot;|&quot;NYJ&quot;;&quot;PIT&quot;|&quot;PIT&quot;;&quot;NYJ&quot;|&quot;ARI&quot;;&quot;CAR&quot;|&quot;CAR&quot;;&quot;ARI&quot;|&quot;NE&quot;;&quot;GB&quot;|&quot;GB&quot;;&quot;NE&quot;|&quot;DEN&quot;;&quot;LV&quot;|&quot;LV&quot;;&quot;DEN&quot;|&quot;KC&quot;;&quot;TB&quot;|&quot;TB&quot;;&quot;KC&quot;|&quot;LA&quot;;&quot;SF&quot;|&quot;SF&quot;;&quot;LA&quot;|&quot;PHI&quot;;&quot;JAX&quot;|&quot;JAX&quot;;&quot;PHI&quot;};2;0);&quot;&quot;)" table:style-name="ce15">
            <text:p>LA</text:p>
          </table:table-cell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Eddy Pineiro</text:p>
          </table:table-cell>
          <table:table-cell office:value-type="string" table:style-name="ce15">
            <text:p>CAR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15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reg Zuerlein</text:p>
          </table:table-cell>
          <table:table-cell office:value-type="string" table:style-name="ce15">
            <text:p>NYJ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6" table:style-name="ce15">
            <text:p>6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ominik Eberle</text:p>
          </table:table-cell>
          <table:table-cell office:value-type="string" table:style-name="ce15">
            <text:p>Bye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ke Elliott</text:p>
          </table:table-cell>
          <table:table-cell office:value-type="string" table:style-name="ce15">
            <text:p>PHI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ase McLaughlin</text:p>
          </table:table-cell>
          <table:table-cell office:value-type="string" table:style-name="ce15">
            <text:p>IND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randon McManus</text:p>
          </table:table-cell>
          <table:table-cell office:value-type="string" table:style-name="ce15">
            <text:p>DEN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5" table:style-name="ce15">
            <text:p>5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oey Slye</text:p>
          </table:table-cell>
          <table:table-cell office:value-type="string" table:style-name="ce15">
            <text:p>WAS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4" table:style-name="ce15">
            <text:p>4</text:p>
          </table:table-cell>
          <table:table-cell table:number-columns-repeated="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Riley Patterson</text:p>
          </table:table-cell>
          <table:table-cell office:value-type="string" table:style-name="ce15">
            <text:p>JAX</text:p>
          </table:table-cell>
          <table:table-cell table:style-name="ce15"/>
          <table:table-cell office:value-type="string" table:style-name="ce15">
            <text:p>K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table:number-columns-repeated="6" table:style-name="ce17"/>
          <table:table-cell table:number-columns-repeated="16366"/>
        </table:table-row>
        <table:table-row table:number-rows-repeated="3" table:style-name="ro1">
          <table:table-cell table:style-name="ce13"/>
          <table:table-cell table:style-name="ce16"/>
          <table:table-cell table:number-columns-repeated="16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San Francisco 49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float" office:value="21" table:style-name="ce15">
            <text:p>21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ew York Gian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2" table:style-name="ce15">
            <text:p>12</text:p>
          </table:table-cell>
          <table:table-cell office:value-type="float" office:value="16" table:style-name="ce15">
            <text:p>1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Philadelphia Eagle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float" office:value="15" table:style-name="ce15">
            <text:p>15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rizona Cardinal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office:value-type="float" office:value="12" table:style-name="ce15">
            <text:p>12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ew York Je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float" office:value="12" table:style-name="ce15">
            <text:p>12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ew England Patrio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" table:style-name="ce15">
            <text:p>27</text:p>
          </table:table-cell>
          <table:table-cell office:value-type="float" office:value="11" table:style-name="ce15">
            <text:p>11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Las Vegas Raid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" table:style-name="ce15">
            <text:p>23</text:p>
          </table:table-cell>
          <table:table-cell office:value-type="float" office:value="11" table:style-name="ce15">
            <text:p>11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allas Cowboy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" table:style-name="ce15">
            <text:p>10</text:p>
          </table:table-cell>
          <table:table-cell office:value-type="float" office:value="10" table:style-name="ce15">
            <text:p>10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ennessee Tita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7" table:style-name="ce15">
            <text:p>17</text:p>
          </table:table-cell>
          <table:table-cell office:value-type="float" office:value="10" table:style-name="ce15">
            <text:p>10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Jacksonville Jagua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9" table:style-name="ce15">
            <text:p>29</text:p>
          </table:table-cell>
          <table:table-cell office:value-type="float" office:value="9" table:style-name="ce15">
            <text:p>9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arolina Panth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6" table:style-name="ce15">
            <text:p>26</text:p>
          </table:table-cell>
          <table:table-cell office:value-type="float" office:value="9" table:style-name="ce15">
            <text:p>9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Los Angeles Charg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" table:style-name="ce15">
            <text:p>24</text:p>
          </table:table-cell>
          <table:table-cell office:value-type="float" office:value="8" table:style-name="ce15">
            <text:p>8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uffalo Bill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float" office:value="7" table:style-name="ce15">
            <text:p>7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Green Bay Pack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" table:style-name="ce15">
            <text:p>18</text:p>
          </table:table-cell>
          <table:table-cell office:value-type="float" office:value="7" table:style-name="ce15">
            <text:p>7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Seattle Seahawk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5" table:style-name="ce15">
            <text:p>45</text:p>
          </table:table-cell>
          <table:table-cell office:value-type="float" office:value="7" table:style-name="ce15">
            <text:p>7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hicago Bea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float" office:value="6" table:style-name="ce15">
            <text:p>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incinnati Bengal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5" table:style-name="ce15">
            <text:p>15</text:p>
          </table:table-cell>
          <table:table-cell office:value-type="float" office:value="6" table:style-name="ce15">
            <text:p>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Atlanta Falco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0" table:style-name="ce15">
            <text:p>20</text:p>
          </table:table-cell>
          <table:table-cell office:value-type="float" office:value="6" table:style-name="ce15">
            <text:p>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nnesota Viking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5" table:style-name="ce15">
            <text:p>25</text:p>
          </table:table-cell>
          <table:table-cell office:value-type="float" office:value="6" table:style-name="ce15">
            <text:p>6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Baltimore Rave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" table:style-name="ce15">
            <text:p>23</text:p>
          </table:table-cell>
          <table:table-cell office:value-type="float" office:value="5" table:style-name="ce15">
            <text:p>5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Pittsburgh Steel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" table:style-name="ce15">
            <text:p>24</text:p>
          </table:table-cell>
          <table:table-cell office:value-type="float" office:value="5" table:style-name="ce15">
            <text:p>5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Kansas City Chief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1" table:style-name="ce15">
            <text:p>31</text:p>
          </table:table-cell>
          <table:table-cell office:value-type="float" office:value="4" table:style-name="ce15">
            <text:p>4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New Orleans Sain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8" table:style-name="ce15">
            <text:p>28</text:p>
          </table:table-cell>
          <table:table-cell office:value-type="float" office:value="4" table:style-name="ce15">
            <text:p>4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Cleveland Brow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3" table:style-name="ce15">
            <text:p>23</text:p>
          </table:table-cell>
          <table:table-cell office:value-type="float" office:value="3" table:style-name="ce15">
            <text:p>3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Indianapolis Colt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4" table:style-name="ce15">
            <text:p>24</text:p>
          </table:table-cell>
          <table:table-cell office:value-type="float" office:value="3" table:style-name="ce15">
            <text:p>3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nver Bronco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6" table:style-name="ce15">
            <text:p>26</text:p>
          </table:table-cell>
          <table:table-cell office:value-type="float" office:value="2" table:style-name="ce15">
            <text:p>2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Houston Texa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34" table:style-name="ce15">
            <text:p>34</text:p>
          </table:table-cell>
          <table:table-cell office:value-type="float" office:value="2" table:style-name="ce15">
            <text:p>2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Tampa Bay Buccane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5">
            <text:p>1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Washington Commander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5">
            <text:p>1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Miami Dolphi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5">
            <text:p>1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Los Angeles Ram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5">
            <text:p>1</text:p>
          </table:table-cell>
          <table:table-cell table:number-columns-repeated="4" table:style-name="ce17"/>
          <table:table-cell table:number-columns-repeated="16366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Detroit Lions</text:p>
          </table:table-cell>
          <table:table-cell table:number-columns-repeated="2" table:style-name="ce15"/>
          <table:table-cell office:value-type="string" table:style-name="ce15">
            <text:p>DEF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42" table:style-name="ce15">
            <text:p>42</text:p>
          </table:table-cell>
          <table:table-cell office:value-type="float" office:value="-2" table:style-name="ce15">
            <text:p>-2</text:p>
          </table:table-cell>
          <table:table-cell table:number-columns-repeated="4" table:style-name="ce17"/>
          <table:table-cell table:number-columns-repeated="16366"/>
        </table:table-row>
        <table:table-row table:number-rows-repeated="3" table:style-name="ro1">
          <table:table-cell table:style-name="ce18"/>
          <table:table-cell table:number-columns-repeated="16383" table:style-name="ce1"/>
        </table:table-row>
        <table:table-row table:number-rows-repeated="1048227" table:style-name="ro1">
          <table:table-cell table:number-columns-repeated="16384"/>
        </table:table-row>
      </table:table>
      <table:database-ranges>
        <table:database-range table:target-range-address="Sheet1.A3:Sheet1.E303" table:name="__Anonymous_Sheet_DB__0" table:contains-header="false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1" style:family="table-cell" style:data-style-name="N0">
      <style:table-cell-properties style:vertical-align="automatic" fo:background-color="transparent"/>
      <style:text-properties fo:color="#C0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Microsoft Office User</dc:creator>
    <meta:creation-date>2022-10-08T18:39:25Z</meta:creation-date>
    <dc:date>2022-11-11T11:08:14Z</dc:date>
    <meta:editing-cycles>9</meta:editing-cycles>
    <meta:editing-duration>PT10759S</meta:editing-duration>
  </office:meta>
</office:document-meta>
</file>